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4pt" svg:height="255.23pt" svg:x="238.62pt" svg:y="414.85pt">
            <loext:p draw:notify-on-update-of-ranges="Sheet1.A14:Sheet1.A22 Sheet1.B14:Sheet1.B22 Sheet1.C14:Sheet1.C22 Sheet1.D14:Sheet1.D22 Sheet1.E14:Sheet1.E22 Sheet1.F14:Sheet1.F22 Sheet1.G14:Sheet1.G22 Sheet1.H14:Sheet1.H22 Sheet1.I14:Sheet1.I22 Sheet1.J14:Sheet1.J22 Sheet1.K14:Sheet1.K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55.23pt" svg:x="998.7pt" svg:y="478.86pt">
            <loext:p draw:notify-on-update-of-ranges="Sheet1.O21:Sheet1.O35 Sheet1.P21:Sheet1.P35 Sheet1.Q21:Sheet1.Q35 Sheet1.R21:Sheet1.R35 Sheet1.S21:Sheet1.S35 Sheet1.T21:Sheet1.T35 Sheet1.U21:Sheet1.U35 Sheet1.V21:Sheet1.V35 Sheet1.W21:Sheet1.W35 Sheet1.X21:Sheet1.X35 Sheet1.Y21:Sheet1.Y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table:style-name="ce1"/>
          <table:table-cell table:number-columns-repeated="23"/>
        </table:table-row>
        <table:table-row table:style-name="ro1">
          <table:table-cell/>
          <table:table-cell table:style-name="ce1" office:value-type="float" office:value="66285560" calcext:value-type="float">
            <text:p>66285560</text:p>
          </table:table-cell>
          <table:table-cell office:value-type="float" office:value="74088025" calcext:value-type="float">
            <text:p>74088025</text:p>
          </table:table-cell>
          <table:table-cell office:value-type="float" office:value="82758756" calcext:value-type="float">
            <text:p>82758756</text:p>
          </table:table-cell>
          <table:table-cell office:value-type="float" office:value="72632469" calcext:value-type="float">
            <text:p>72632469</text:p>
          </table:table-cell>
          <table:table-cell office:value-type="float" office:value="51732101" calcext:value-type="float">
            <text:p>51732101</text:p>
          </table:table-cell>
          <table:table-cell office:value-type="float" office:value="89972739" calcext:value-type="float">
            <text:p>89972739</text:p>
          </table:table-cell>
          <table:table-cell office:value-type="float" office:value="74376684" calcext:value-type="float">
            <text:p>74376684</text:p>
          </table:table-cell>
          <table:table-cell office:value-type="float" office:value="83017369" calcext:value-type="float">
            <text:p>83017369</text:p>
          </table:table-cell>
          <table:table-cell office:value-type="float" office:value="69089578" calcext:value-type="float">
            <text:p>69089578</text:p>
          </table:table-cell>
          <table:table-cell office:value-type="float" office:value="65819961" calcext:value-type="float">
            <text:p>65819961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68862411" calcext:value-type="float">
            <text:p>68862411</text:p>
          </table:table-cell>
          <table:table-cell office:value-type="float" office:value="14110829" calcext:value-type="float">
            <text:p>14110829</text:p>
          </table:table-cell>
          <table:table-cell office:value-type="float" office:value="6762608" calcext:value-type="float">
            <text:p>6762608</text:p>
          </table:table-cell>
          <table:table-cell office:value-type="float" office:value="6238999" calcext:value-type="float">
            <text:p>6238999</text:p>
          </table:table-cell>
          <table:table-cell office:value-type="float" office:value="4985905" calcext:value-type="float">
            <text:p>4985905</text:p>
          </table:table-cell>
          <table:table-cell office:value-type="float" office:value="7682978" calcext:value-type="float">
            <text:p>7682978</text:p>
          </table:table-cell>
          <table:table-cell office:value-type="float" office:value="4986731" calcext:value-type="float">
            <text:p>4986731</text:p>
          </table:table-cell>
          <table:table-cell office:value-type="float" office:value="6378913" calcext:value-type="float">
            <text:p>6378913</text:p>
          </table:table-cell>
          <table:table-cell office:value-type="float" office:value="7646901" calcext:value-type="float">
            <text:p>7646901</text:p>
          </table:table-cell>
          <table:table-cell office:value-type="float" office:value="2551120" calcext:value-type="float">
            <text:p>2551120</text:p>
          </table:table-cell>
        </table:table-row>
        <table:table-row table:style-name="ro1">
          <table:table-cell/>
          <table:table-cell table:style-name="ce1" office:value-type="float" office:value="30091847" calcext:value-type="float">
            <text:p>30091847</text:p>
          </table:table-cell>
          <table:table-cell office:value-type="float" office:value="48556027" calcext:value-type="float">
            <text:p>48556027</text:p>
          </table:table-cell>
          <table:table-cell office:value-type="float" office:value="43807820" calcext:value-type="float">
            <text:p>43807820</text:p>
          </table:table-cell>
          <table:table-cell office:value-type="float" office:value="43923631" calcext:value-type="float">
            <text:p>43923631</text:p>
          </table:table-cell>
          <table:table-cell office:value-type="float" office:value="28721856" calcext:value-type="float">
            <text:p>28721856</text:p>
          </table:table-cell>
          <table:table-cell office:value-type="float" office:value="49494503" calcext:value-type="float">
            <text:p>49494503</text:p>
          </table:table-cell>
          <table:table-cell office:value-type="float" office:value="22756453" calcext:value-type="float">
            <text:p>22756453</text:p>
          </table:table-cell>
          <table:table-cell office:value-type="float" office:value="46981441" calcext:value-type="float">
            <text:p>46981441</text:p>
          </table:table-cell>
          <table:table-cell office:value-type="float" office:value="26157173" calcext:value-type="float">
            <text:p>26157173</text:p>
          </table:table-cell>
          <table:table-cell office:value-type="float" office:value="40077007" calcext:value-type="float">
            <text:p>40077007</text:p>
          </table:table-cell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15036890" calcext:value-type="float">
            <text:p>15036890</text:p>
          </table:table-cell>
          <table:table-cell office:value-type="float" office:value="11802608" calcext:value-type="float">
            <text:p>11802608</text:p>
          </table:table-cell>
          <table:table-cell office:value-type="float" office:value="11080056" calcext:value-type="float">
            <text:p>11080056</text:p>
          </table:table-cell>
          <table:table-cell office:value-type="float" office:value="10787163" calcext:value-type="float">
            <text:p>10787163</text:p>
          </table:table-cell>
          <table:table-cell office:value-type="float" office:value="13669873" calcext:value-type="float">
            <text:p>13669873</text:p>
          </table:table-cell>
          <table:table-cell office:value-type="float" office:value="6666566" calcext:value-type="float">
            <text:p>6666566</text:p>
          </table:table-cell>
          <table:table-cell office:value-type="float" office:value="8976127" calcext:value-type="float">
            <text:p>8976127</text:p>
          </table:table-cell>
          <table:table-cell office:value-type="float" office:value="10490125" calcext:value-type="float">
            <text:p>10490125</text:p>
          </table:table-cell>
          <table:table-cell office:value-type="float" office:value="9852911" calcext:value-type="float">
            <text:p>9852911</text:p>
          </table:table-cell>
          <table:table-cell office:value-type="float" office:value="8076602" calcext:value-type="float">
            <text:p>8076602</text:p>
          </table:table-cell>
        </table:table-row>
        <table:table-row table:style-name="ro1">
          <table:table-cell/>
          <table:table-cell table:style-name="ce1" office:value-type="float" office:value="34073458" calcext:value-type="float">
            <text:p>34073458</text:p>
          </table:table-cell>
          <table:table-cell office:value-type="float" office:value="37873549" calcext:value-type="float">
            <text:p>37873549</text:p>
          </table:table-cell>
          <table:table-cell office:value-type="float" office:value="45281993" calcext:value-type="float">
            <text:p>45281993</text:p>
          </table:table-cell>
          <table:table-cell office:value-type="float" office:value="40551422" calcext:value-type="float">
            <text:p>40551422</text:p>
          </table:table-cell>
          <table:table-cell office:value-type="float" office:value="17637340" calcext:value-type="float">
            <text:p>17637340</text:p>
          </table:table-cell>
          <table:table-cell office:value-type="float" office:value="40934235" calcext:value-type="float">
            <text:p>40934235</text:p>
          </table:table-cell>
          <table:table-cell office:value-type="float" office:value="32318310" calcext:value-type="float">
            <text:p>32318310</text:p>
          </table:table-cell>
          <table:table-cell office:value-type="float" office:value="39464293" calcext:value-type="float">
            <text:p>39464293</text:p>
          </table:table-cell>
          <table:table-cell office:value-type="float" office:value="40861594" calcext:value-type="float">
            <text:p>40861594</text:p>
          </table:table-cell>
          <table:table-cell office:value-type="float" office:value="37343082" calcext:value-type="float">
            <text:p>37343082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19855774" calcext:value-type="float">
            <text:p>19855774</text:p>
          </table:table-cell>
          <table:table-cell office:value-type="float" office:value="11192840" calcext:value-type="float">
            <text:p>11192840</text:p>
          </table:table-cell>
          <table:table-cell office:value-type="float" office:value="15289835" calcext:value-type="float">
            <text:p>15289835</text:p>
          </table:table-cell>
          <table:table-cell office:value-type="float" office:value="17408819" calcext:value-type="float">
            <text:p>17408819</text:p>
          </table:table-cell>
          <table:table-cell office:value-type="float" office:value="18801187" calcext:value-type="float">
            <text:p>18801187</text:p>
          </table:table-cell>
          <table:table-cell office:value-type="float" office:value="16858147" calcext:value-type="float">
            <text:p>16858147</text:p>
          </table:table-cell>
          <table:table-cell office:value-type="float" office:value="14411748" calcext:value-type="float">
            <text:p>14411748</text:p>
          </table:table-cell>
          <table:table-cell office:value-type="float" office:value="14206063" calcext:value-type="float">
            <text:p>14206063</text:p>
          </table:table-cell>
          <table:table-cell office:value-type="float" office:value="6836857" calcext:value-type="float">
            <text:p>6836857</text:p>
          </table:table-cell>
          <table:table-cell office:value-type="float" office:value="10768132" calcext:value-type="float">
            <text:p>10768132</text:p>
          </table:table-cell>
        </table:table-row>
        <table:table-row table:style-name="ro1">
          <table:table-cell/>
          <table:table-cell table:style-name="ce1" office:value-type="float" office:value="36185639" calcext:value-type="float">
            <text:p>36185639</text:p>
          </table:table-cell>
          <table:table-cell office:value-type="float" office:value="42580622" calcext:value-type="float">
            <text:p>42580622</text:p>
          </table:table-cell>
          <table:table-cell office:value-type="float" office:value="41362185" calcext:value-type="float">
            <text:p>41362185</text:p>
          </table:table-cell>
          <table:table-cell office:value-type="float" office:value="36009937" calcext:value-type="float">
            <text:p>36009937</text:p>
          </table:table-cell>
          <table:table-cell office:value-type="float" office:value="39720068" calcext:value-type="float">
            <text:p>39720068</text:p>
          </table:table-cell>
          <table:table-cell office:value-type="float" office:value="34109809" calcext:value-type="float">
            <text:p>34109809</text:p>
          </table:table-cell>
          <table:table-cell office:value-type="float" office:value="35872295" calcext:value-type="float">
            <text:p>35872295</text:p>
          </table:table-cell>
          <table:table-cell office:value-type="float" office:value="42644741" calcext:value-type="float">
            <text:p>42644741</text:p>
          </table:table-cell>
          <table:table-cell office:value-type="float" office:value="33982577" calcext:value-type="float">
            <text:p>33982577</text:p>
          </table:table-cell>
          <table:table-cell office:value-type="float" office:value="27470330" calcext:value-type="float">
            <text:p>27470330</text:p>
          </table:table-cell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47919151" calcext:value-type="float">
            <text:p>47919151</text:p>
          </table:table-cell>
          <table:table-cell office:value-type="float" office:value="21512148" calcext:value-type="float">
            <text:p>21512148</text:p>
          </table:table-cell>
          <table:table-cell office:value-type="float" office:value="19255280" calcext:value-type="float">
            <text:p>19255280</text:p>
          </table:table-cell>
          <table:table-cell office:value-type="float" office:value="21434123" calcext:value-type="float">
            <text:p>21434123</text:p>
          </table:table-cell>
          <table:table-cell office:value-type="float" office:value="15888932" calcext:value-type="float">
            <text:p>15888932</text:p>
          </table:table-cell>
          <table:table-cell office:value-type="float" office:value="18912596" calcext:value-type="float">
            <text:p>18912596</text:p>
          </table:table-cell>
          <table:table-cell office:value-type="float" office:value="19304203" calcext:value-type="float">
            <text:p>19304203</text:p>
          </table:table-cell>
          <table:table-cell office:value-type="float" office:value="22840425" calcext:value-type="float">
            <text:p>22840425</text:p>
          </table:table-cell>
          <table:table-cell office:value-type="float" office:value="10372175" calcext:value-type="float">
            <text:p>10372175</text:p>
          </table:table-cell>
          <table:table-cell office:value-type="float" office:value="9487445" calcext:value-type="float">
            <text:p>9487445</text:p>
          </table:table-cell>
        </table:table-row>
        <table:table-row table:style-name="ro1">
          <table:table-cell/>
          <table:table-cell table:style-name="ce1" office:value-type="float" office:value="37313541" calcext:value-type="float">
            <text:p>37313541</text:p>
          </table:table-cell>
          <table:table-cell office:value-type="float" office:value="30712342" calcext:value-type="float">
            <text:p>30712342</text:p>
          </table:table-cell>
          <table:table-cell office:value-type="float" office:value="43051046" calcext:value-type="float">
            <text:p>43051046</text:p>
          </table:table-cell>
          <table:table-cell office:value-type="float" office:value="32830189" calcext:value-type="float">
            <text:p>32830189</text:p>
          </table:table-cell>
          <table:table-cell office:value-type="float" office:value="45064670" calcext:value-type="float">
            <text:p>45064670</text:p>
          </table:table-cell>
          <table:table-cell office:value-type="float" office:value="37068200" calcext:value-type="float">
            <text:p>37068200</text:p>
          </table:table-cell>
          <table:table-cell office:value-type="float" office:value="62821518" calcext:value-type="float">
            <text:p>62821518</text:p>
          </table:table-cell>
          <table:table-cell office:value-type="float" office:value="47823294" calcext:value-type="float">
            <text:p>47823294</text:p>
          </table:table-cell>
          <table:table-cell office:value-type="float" office:value="28283197" calcext:value-type="float">
            <text:p>28283197</text:p>
          </table:table-cell>
          <table:table-cell office:value-type="float" office:value="23366927" calcext:value-type="float">
            <text:p>233669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8918485" calcext:value-type="float">
            <text:p>38918485</text:p>
          </table:table-cell>
          <table:table-cell office:value-type="float" office:value="21622215" calcext:value-type="float">
            <text:p>21622215</text:p>
          </table:table-cell>
          <table:table-cell office:value-type="float" office:value="22623897" calcext:value-type="float">
            <text:p>22623897</text:p>
          </table:table-cell>
          <table:table-cell office:value-type="float" office:value="31188091" calcext:value-type="float">
            <text:p>31188091</text:p>
          </table:table-cell>
          <table:table-cell office:value-type="float" office:value="30753391" calcext:value-type="float">
            <text:p>30753391</text:p>
          </table:table-cell>
          <table:table-cell office:value-type="float" office:value="24265763" calcext:value-type="float">
            <text:p>24265763</text:p>
          </table:table-cell>
          <table:table-cell office:value-type="float" office:value="15921850" calcext:value-type="float">
            <text:p>15921850</text:p>
          </table:table-cell>
          <table:table-cell office:value-type="float" office:value="27848004" calcext:value-type="float">
            <text:p>27848004</text:p>
          </table:table-cell>
          <table:table-cell office:value-type="float" office:value="26617258" calcext:value-type="float">
            <text:p>26617258</text:p>
          </table:table-cell>
          <table:table-cell office:value-type="float" office:value="15037215" calcext:value-type="float">
            <text:p>15037215</text:p>
          </table:table-cell>
        </table:table-row>
        <table:table-row table:style-name="ro1">
          <table:table-cell/>
          <table:table-cell table:style-name="ce1" office:value-type="float" office:value="31514532" calcext:value-type="float">
            <text:p>31514532</text:p>
          </table:table-cell>
          <table:table-cell office:value-type="float" office:value="30073890" calcext:value-type="float">
            <text:p>30073890</text:p>
          </table:table-cell>
          <table:table-cell office:value-type="float" office:value="41002444" calcext:value-type="float">
            <text:p>41002444</text:p>
          </table:table-cell>
          <table:table-cell office:value-type="float" office:value="56031471" calcext:value-type="float">
            <text:p>56031471</text:p>
          </table:table-cell>
          <table:table-cell office:value-type="float" office:value="37010675" calcext:value-type="float">
            <text:p>37010675</text:p>
          </table:table-cell>
          <table:table-cell office:value-type="float" office:value="38501893" calcext:value-type="float">
            <text:p>38501893</text:p>
          </table:table-cell>
          <table:table-cell office:value-type="float" office:value="41064825" calcext:value-type="float">
            <text:p>41064825</text:p>
          </table:table-cell>
          <table:table-cell office:value-type="float" office:value="44251488" calcext:value-type="float">
            <text:p>44251488</text:p>
          </table:table-cell>
          <table:table-cell office:value-type="float" office:value="32975366" calcext:value-type="float">
            <text:p>32975366</text:p>
          </table:table-cell>
          <table:table-cell office:value-type="float" office:value="21604170" calcext:value-type="float">
            <text:p>21604170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56698423" calcext:value-type="float">
            <text:p>56698423</text:p>
          </table:table-cell>
          <table:table-cell office:value-type="float" office:value="36684555" calcext:value-type="float">
            <text:p>36684555</text:p>
          </table:table-cell>
          <table:table-cell office:value-type="float" office:value="39632051" calcext:value-type="float">
            <text:p>39632051</text:p>
          </table:table-cell>
          <table:table-cell office:value-type="float" office:value="33649531" calcext:value-type="float">
            <text:p>33649531</text:p>
          </table:table-cell>
          <table:table-cell office:value-type="float" office:value="33108144" calcext:value-type="float">
            <text:p>33108144</text:p>
          </table:table-cell>
          <table:table-cell office:value-type="float" office:value="38535512" calcext:value-type="float">
            <text:p>38535512</text:p>
          </table:table-cell>
          <table:table-cell office:value-type="float" office:value="26308160" calcext:value-type="float">
            <text:p>26308160</text:p>
          </table:table-cell>
          <table:table-cell office:value-type="float" office:value="39491222" calcext:value-type="float">
            <text:p>39491222</text:p>
          </table:table-cell>
          <table:table-cell office:value-type="float" office:value="26237463" calcext:value-type="float">
            <text:p>26237463</text:p>
          </table:table-cell>
          <table:table-cell office:value-type="float" office:value="15304417" calcext:value-type="float">
            <text:p>15304417</text:p>
          </table:table-cell>
        </table:table-row>
        <table:table-row table:style-name="ro1">
          <table:table-cell/>
          <table:table-cell table:style-name="ce1" office:value-type="float" office:value="34369930" calcext:value-type="float">
            <text:p>34369930</text:p>
          </table:table-cell>
          <table:table-cell office:value-type="float" office:value="48110988" calcext:value-type="float">
            <text:p>48110988</text:p>
          </table:table-cell>
          <table:table-cell office:value-type="float" office:value="57998646" calcext:value-type="float">
            <text:p>57998646</text:p>
          </table:table-cell>
          <table:table-cell office:value-type="float" office:value="47785847" calcext:value-type="float">
            <text:p>47785847</text:p>
          </table:table-cell>
          <table:table-cell office:value-type="float" office:value="32002679" calcext:value-type="float">
            <text:p>32002679</text:p>
          </table:table-cell>
          <table:table-cell office:value-type="float" office:value="48490486" calcext:value-type="float">
            <text:p>48490486</text:p>
          </table:table-cell>
          <table:table-cell office:value-type="float" office:value="40398457" calcext:value-type="float">
            <text:p>40398457</text:p>
          </table:table-cell>
          <table:table-cell office:value-type="float" office:value="56995720" calcext:value-type="float">
            <text:p>56995720</text:p>
          </table:table-cell>
          <table:table-cell office:value-type="float" office:value="38679243" calcext:value-type="float">
            <text:p>38679243</text:p>
          </table:table-cell>
          <table:table-cell office:value-type="float" office:value="28748457" calcext:value-type="float">
            <text:p>28748457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54592443" calcext:value-type="float">
            <text:p>54592443</text:p>
          </table:table-cell>
          <table:table-cell office:value-type="float" office:value="29943739" calcext:value-type="float">
            <text:p>29943739</text:p>
          </table:table-cell>
          <table:table-cell office:value-type="float" office:value="48322438" calcext:value-type="float">
            <text:p>48322438</text:p>
          </table:table-cell>
          <table:table-cell office:value-type="float" office:value="39459914" calcext:value-type="float">
            <text:p>39459914</text:p>
          </table:table-cell>
          <table:table-cell office:value-type="float" office:value="41937228" calcext:value-type="float">
            <text:p>41937228</text:p>
          </table:table-cell>
          <table:table-cell office:value-type="float" office:value="26789322" calcext:value-type="float">
            <text:p>26789322</text:p>
          </table:table-cell>
          <table:table-cell office:value-type="float" office:value="49849394" calcext:value-type="float">
            <text:p>49849394</text:p>
          </table:table-cell>
          <table:table-cell office:value-type="float" office:value="48925807" calcext:value-type="float">
            <text:p>48925807</text:p>
          </table:table-cell>
          <table:table-cell office:value-type="float" office:value="34280340" calcext:value-type="float">
            <text:p>34280340</text:p>
          </table:table-cell>
          <table:table-cell office:value-type="float" office:value="30294150" calcext:value-type="float">
            <text:p>30294150</text:p>
          </table:table-cell>
        </table:table-row>
        <table:table-row table:style-name="ro1">
          <table:table-cell/>
          <table:table-cell table:style-name="ce1" office:value-type="float" office:value="46025905" calcext:value-type="float">
            <text:p>46025905</text:p>
          </table:table-cell>
          <table:table-cell office:value-type="float" office:value="54727887" calcext:value-type="float">
            <text:p>54727887</text:p>
          </table:table-cell>
          <table:table-cell office:value-type="float" office:value="62135701" calcext:value-type="float">
            <text:p>62135701</text:p>
          </table:table-cell>
          <table:table-cell office:value-type="float" office:value="46643164" calcext:value-type="float">
            <text:p>46643164</text:p>
          </table:table-cell>
          <table:table-cell office:value-type="float" office:value="47221773" calcext:value-type="float">
            <text:p>47221773</text:p>
          </table:table-cell>
          <table:table-cell office:value-type="float" office:value="53586731" calcext:value-type="float">
            <text:p>53586731</text:p>
          </table:table-cell>
          <table:table-cell office:value-type="float" office:value="52679814" calcext:value-type="float">
            <text:p>52679814</text:p>
          </table:table-cell>
          <table:table-cell office:value-type="float" office:value="69402994" calcext:value-type="float">
            <text:p>69402994</text:p>
          </table:table-cell>
          <table:table-cell office:value-type="float" office:value="41058540" calcext:value-type="float">
            <text:p>41058540</text:p>
          </table:table-cell>
          <table:table-cell office:value-type="float" office:value="57697639" calcext:value-type="float">
            <text:p>57697639</text:p>
          </table:table-cell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45794700" calcext:value-type="float">
            <text:p>45794700</text:p>
          </table:table-cell>
          <table:table-cell office:value-type="float" office:value="46151799" calcext:value-type="float">
            <text:p>46151799</text:p>
          </table:table-cell>
          <table:table-cell office:value-type="float" office:value="51918796" calcext:value-type="float">
            <text:p>51918796</text:p>
          </table:table-cell>
          <table:table-cell office:value-type="float" office:value="55285836" calcext:value-type="float">
            <text:p>55285836</text:p>
          </table:table-cell>
          <table:table-cell office:value-type="float" office:value="48834908" calcext:value-type="float">
            <text:p>48834908</text:p>
          </table:table-cell>
          <table:table-cell office:value-type="float" office:value="46612844" calcext:value-type="float">
            <text:p>46612844</text:p>
          </table:table-cell>
          <table:table-cell office:value-type="float" office:value="41639024" calcext:value-type="float">
            <text:p>41639024</text:p>
          </table:table-cell>
          <table:table-cell office:value-type="float" office:value="80362654" calcext:value-type="float">
            <text:p>80362654</text:p>
          </table:table-cell>
          <table:table-cell office:value-type="float" office:value="57963282" calcext:value-type="float">
            <text:p>57963282</text:p>
          </table:table-cell>
          <table:table-cell office:value-type="float" office:value="36284988" calcext:value-type="float">
            <text:p>36284988</text:p>
          </table:table-cell>
        </table:table-row>
        <table:table-row table:style-name="ro1">
          <table:table-cell/>
          <table:table-cell table:style-name="ce1" office:value-type="float" office:value="45827504" calcext:value-type="float">
            <text:p>45827504</text:p>
          </table:table-cell>
          <table:table-cell office:value-type="float" office:value="62585223" calcext:value-type="float">
            <text:p>62585223</text:p>
          </table:table-cell>
          <table:table-cell office:value-type="float" office:value="86104796" calcext:value-type="float">
            <text:p>86104796</text:p>
          </table:table-cell>
          <table:table-cell office:value-type="float" office:value="55934373" calcext:value-type="float">
            <text:p>55934373</text:p>
          </table:table-cell>
          <table:table-cell office:value-type="float" office:value="60857761" calcext:value-type="float">
            <text:p>60857761</text:p>
          </table:table-cell>
          <table:table-cell office:value-type="float" office:value="74552381" calcext:value-type="float">
            <text:p>74552381</text:p>
          </table:table-cell>
          <table:table-cell office:value-type="float" office:value="72966821" calcext:value-type="float">
            <text:p>72966821</text:p>
          </table:table-cell>
          <table:table-cell office:value-type="float" office:value="76990132" calcext:value-type="float">
            <text:p>76990132</text:p>
          </table:table-cell>
          <table:table-cell office:value-type="float" office:value="46601151" calcext:value-type="float">
            <text:p>46601151</text:p>
          </table:table-cell>
          <table:table-cell office:value-type="float" office:value="50012872" calcext:value-type="float">
            <text:p>5001287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57655785" calcext:value-type="float">
            <text:p>57655785</text:p>
          </table:table-cell>
          <table:table-cell office:value-type="float" office:value="50111025" calcext:value-type="float">
            <text:p>50111025</text:p>
          </table:table-cell>
          <table:table-cell office:value-type="float" office:value="53888962" calcext:value-type="float">
            <text:p>53888962</text:p>
          </table:table-cell>
          <table:table-cell office:value-type="float" office:value="56145895" calcext:value-type="float">
            <text:p>56145895</text:p>
          </table:table-cell>
          <table:table-cell office:value-type="float" office:value="40701636" calcext:value-type="float">
            <text:p>40701636</text:p>
          </table:table-cell>
          <table:table-cell office:value-type="float" office:value="41276230" calcext:value-type="float">
            <text:p>41276230</text:p>
          </table:table-cell>
          <table:table-cell office:value-type="float" office:value="38780188" calcext:value-type="float">
            <text:p>38780188</text:p>
          </table:table-cell>
          <table:table-cell office:value-type="float" office:value="67977662" calcext:value-type="float">
            <text:p>67977662</text:p>
          </table:table-cell>
          <table:table-cell office:value-type="float" office:value="67422937" calcext:value-type="float">
            <text:p>67422937</text:p>
          </table:table-cell>
          <table:table-cell office:value-type="float" office:value="40645985" calcext:value-type="float">
            <text:p>40645985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66729307" calcext:value-type="float">
            <text:p>66729307</text:p>
          </table:table-cell>
          <table:table-cell office:value-type="float" office:value="66202473" calcext:value-type="float">
            <text:p>66202473</text:p>
          </table:table-cell>
          <table:table-cell office:value-type="float" office:value="68085622" calcext:value-type="float">
            <text:p>68085622</text:p>
          </table:table-cell>
          <table:table-cell office:value-type="float" office:value="51682269" calcext:value-type="float">
            <text:p>51682269</text:p>
          </table:table-cell>
          <table:table-cell office:value-type="float" office:value="51320730" calcext:value-type="float">
            <text:p>51320730</text:p>
          </table:table-cell>
          <table:table-cell office:value-type="float" office:value="54641342" calcext:value-type="float">
            <text:p>54641342</text:p>
          </table:table-cell>
          <table:table-cell office:value-type="float" office:value="40075512" calcext:value-type="float">
            <text:p>40075512</text:p>
          </table:table-cell>
          <table:table-cell office:value-type="float" office:value="69161488" calcext:value-type="float">
            <text:p>69161488</text:p>
          </table:table-cell>
          <table:table-cell office:value-type="float" office:value="67256127" calcext:value-type="float">
            <text:p>67256127</text:p>
          </table:table-cell>
          <table:table-cell office:value-type="float" office:value="38847497" calcext:value-type="float">
            <text:p>38847497</text:p>
          </table:table-cell>
        </table:table-row>
        <table:table-row table:style-name="ro1">
          <table:table-cell table:number-columns-repeated="14"/>
          <table:table-cell office:value-type="float" office:value="3.2" calcext:value-type="float">
            <text:p>3.2</text:p>
          </table:table-cell>
          <table:table-cell office:value-type="float" office:value="65592301" calcext:value-type="float">
            <text:p>65592301</text:p>
          </table:table-cell>
          <table:table-cell office:value-type="float" office:value="67660789" calcext:value-type="float">
            <text:p>67660789</text:p>
          </table:table-cell>
          <table:table-cell office:value-type="float" office:value="61206251" calcext:value-type="float">
            <text:p>61206251</text:p>
          </table:table-cell>
          <table:table-cell office:value-type="float" office:value="71132036" calcext:value-type="float">
            <text:p>71132036</text:p>
          </table:table-cell>
          <table:table-cell office:value-type="float" office:value="72498863" calcext:value-type="float">
            <text:p>72498863</text:p>
          </table:table-cell>
          <table:table-cell office:value-type="float" office:value="66581776" calcext:value-type="float">
            <text:p>66581776</text:p>
          </table:table-cell>
          <table:table-cell office:value-type="float" office:value="36906146" calcext:value-type="float">
            <text:p>36906146</text:p>
          </table:table-cell>
          <table:table-cell office:value-type="float" office:value="63099121" calcext:value-type="float">
            <text:p>63099121</text:p>
          </table:table-cell>
          <table:table-cell office:value-type="float" office:value="60426949" calcext:value-type="float">
            <text:p>60426949</text:p>
          </table:table-cell>
          <table:table-cell office:value-type="float" office:value="43018064" calcext:value-type="float">
            <text:p>4301806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B3]/1000000" office:value-type="float" office:value="66.28556" calcext:value-type="float">
            <text:p>66.28556</text:p>
          </table:table-cell>
          <table:table-cell table:formula="of:=[.C3]/1000000" office:value-type="float" office:value="74.088025" calcext:value-type="float">
            <text:p>74.088025</text:p>
          </table:table-cell>
          <table:table-cell table:formula="of:=[.D3]/1000000" office:value-type="float" office:value="82.758756" calcext:value-type="float">
            <text:p>82.758756</text:p>
          </table:table-cell>
          <table:table-cell table:formula="of:=[.E3]/1000000" office:value-type="float" office:value="72.632469" calcext:value-type="float">
            <text:p>72.632469</text:p>
          </table:table-cell>
          <table:table-cell table:formula="of:=[.F3]/1000000" office:value-type="float" office:value="51.732101" calcext:value-type="float">
            <text:p>51.732101</text:p>
          </table:table-cell>
          <table:table-cell table:formula="of:=[.G3]/1000000" office:value-type="float" office:value="89.972739" calcext:value-type="float">
            <text:p>89.972739</text:p>
          </table:table-cell>
          <table:table-cell table:formula="of:=[.H3]/1000000" office:value-type="float" office:value="74.376684" calcext:value-type="float">
            <text:p>74.376684</text:p>
          </table:table-cell>
          <table:table-cell table:formula="of:=[.I3]/1000000" office:value-type="float" office:value="83.017369" calcext:value-type="float">
            <text:p>83.017369</text:p>
          </table:table-cell>
          <table:table-cell table:formula="of:=[.J3]/1000000" office:value-type="float" office:value="69.089578" calcext:value-type="float">
            <text:p>69.089578</text:p>
          </table:table-cell>
          <table:table-cell table:formula="of:=[.K3]/1000000" office:value-type="float" office:value="65.819961" calcext:value-type="float">
            <text:p>65.81996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63600736" calcext:value-type="float">
            <text:p>63600736</text:p>
          </table:table-cell>
          <table:table-cell office:value-type="float" office:value="87151112" calcext:value-type="float">
            <text:p>87151112</text:p>
          </table:table-cell>
          <table:table-cell office:value-type="float" office:value="79557036" calcext:value-type="float">
            <text:p>79557036</text:p>
          </table:table-cell>
          <table:table-cell office:value-type="float" office:value="59692258" calcext:value-type="float">
            <text:p>59692258</text:p>
          </table:table-cell>
          <table:table-cell office:value-type="float" office:value="49575556" calcext:value-type="float">
            <text:p>49575556</text:p>
          </table:table-cell>
          <table:table-cell office:value-type="float" office:value="80879753" calcext:value-type="float">
            <text:p>80879753</text:p>
          </table:table-cell>
          <table:table-cell office:value-type="float" office:value="77609671" calcext:value-type="float">
            <text:p>77609671</text:p>
          </table:table-cell>
          <table:table-cell office:value-type="float" office:value="80739014" calcext:value-type="float">
            <text:p>80739014</text:p>
          </table:table-cell>
          <table:table-cell office:value-type="float" office:value="59269625" calcext:value-type="float">
            <text:p>59269625</text:p>
          </table:table-cell>
          <table:table-cell office:value-type="float" office:value="57161813" calcext:value-type="float">
            <text:p>5716181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B4]/1000000" office:value-type="float" office:value="30.091847" calcext:value-type="float">
            <text:p>30.091847</text:p>
          </table:table-cell>
          <table:table-cell table:formula="of:=[.C4]/1000000" office:value-type="float" office:value="48.556027" calcext:value-type="float">
            <text:p>48.556027</text:p>
          </table:table-cell>
          <table:table-cell table:formula="of:=[.D4]/1000000" office:value-type="float" office:value="43.80782" calcext:value-type="float">
            <text:p>43.80782</text:p>
          </table:table-cell>
          <table:table-cell table:formula="of:=[.E4]/1000000" office:value-type="float" office:value="43.923631" calcext:value-type="float">
            <text:p>43.923631</text:p>
          </table:table-cell>
          <table:table-cell table:formula="of:=[.F4]/1000000" office:value-type="float" office:value="28.721856" calcext:value-type="float">
            <text:p>28.721856</text:p>
          </table:table-cell>
          <table:table-cell table:formula="of:=[.G4]/1000000" office:value-type="float" office:value="49.494503" calcext:value-type="float">
            <text:p>49.494503</text:p>
          </table:table-cell>
          <table:table-cell table:formula="of:=[.H4]/1000000" office:value-type="float" office:value="22.756453" calcext:value-type="float">
            <text:p>22.756453</text:p>
          </table:table-cell>
          <table:table-cell table:formula="of:=[.I4]/1000000" office:value-type="float" office:value="46.981441" calcext:value-type="float">
            <text:p>46.981441</text:p>
          </table:table-cell>
          <table:table-cell table:formula="of:=[.J4]/1000000" office:value-type="float" office:value="26.157173" calcext:value-type="float">
            <text:p>26.157173</text:p>
          </table:table-cell>
          <table:table-cell table:formula="of:=[.K4]/1000000" office:value-type="float" office:value="40.077007" calcext:value-type="float">
            <text:p>40.077007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81372282" calcext:value-type="float">
            <text:p>81372282</text:p>
          </table:table-cell>
          <table:table-cell office:value-type="float" office:value="89886265" calcext:value-type="float">
            <text:p>89886265</text:p>
          </table:table-cell>
          <table:table-cell office:value-type="float" office:value="93331472" calcext:value-type="float">
            <text:p>93331472</text:p>
          </table:table-cell>
          <table:table-cell office:value-type="float" office:value="72805443" calcext:value-type="float">
            <text:p>72805443</text:p>
          </table:table-cell>
          <table:table-cell office:value-type="float" office:value="71812704" calcext:value-type="float">
            <text:p>71812704</text:p>
          </table:table-cell>
          <table:table-cell office:value-type="float" office:value="77987240" calcext:value-type="float">
            <text:p>77987240</text:p>
          </table:table-cell>
          <table:table-cell office:value-type="float" office:value="57299567" calcext:value-type="float">
            <text:p>57299567</text:p>
          </table:table-cell>
          <table:table-cell office:value-type="float" office:value="90566054" calcext:value-type="float">
            <text:p>90566054</text:p>
          </table:table-cell>
          <table:table-cell office:value-type="float" office:value="55056783" calcext:value-type="float">
            <text:p>55056783</text:p>
          </table:table-cell>
          <table:table-cell office:value-type="float" office:value="78202638" calcext:value-type="float">
            <text:p>7820263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B5]/1000000" office:value-type="float" office:value="34.073458" calcext:value-type="float">
            <text:p>34.073458</text:p>
          </table:table-cell>
          <table:table-cell table:formula="of:=[.C5]/1000000" office:value-type="float" office:value="37.873549" calcext:value-type="float">
            <text:p>37.873549</text:p>
          </table:table-cell>
          <table:table-cell table:formula="of:=[.D5]/1000000" office:value-type="float" office:value="45.281993" calcext:value-type="float">
            <text:p>45.281993</text:p>
          </table:table-cell>
          <table:table-cell table:formula="of:=[.E5]/1000000" office:value-type="float" office:value="40.551422" calcext:value-type="float">
            <text:p>40.551422</text:p>
          </table:table-cell>
          <table:table-cell table:formula="of:=[.F5]/1000000" office:value-type="float" office:value="17.63734" calcext:value-type="float">
            <text:p>17.63734</text:p>
          </table:table-cell>
          <table:table-cell table:formula="of:=[.G5]/1000000" office:value-type="float" office:value="40.934235" calcext:value-type="float">
            <text:p>40.934235</text:p>
          </table:table-cell>
          <table:table-cell table:formula="of:=[.H5]/1000000" office:value-type="float" office:value="32.31831" calcext:value-type="float">
            <text:p>32.31831</text:p>
          </table:table-cell>
          <table:table-cell table:formula="of:=[.I5]/1000000" office:value-type="float" office:value="39.464293" calcext:value-type="float">
            <text:p>39.464293</text:p>
          </table:table-cell>
          <table:table-cell table:formula="of:=[.J5]/1000000" office:value-type="float" office:value="40.861594" calcext:value-type="float">
            <text:p>40.861594</text:p>
          </table:table-cell>
          <table:table-cell table:formula="of:=[.K5]/1000000" office:value-type="float" office:value="37.343082" calcext:value-type="float">
            <text:p>37.343082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office:value-type="float" office:value="69728606" calcext:value-type="float">
            <text:p>69728606</text:p>
          </table:table-cell>
          <table:table-cell office:value-type="float" office:value="93988611" calcext:value-type="float">
            <text:p>93988611</text:p>
          </table:table-cell>
          <table:table-cell office:value-type="float" office:value="120970308" calcext:value-type="float">
            <text:p>120970308</text:p>
          </table:table-cell>
          <table:table-cell office:value-type="float" office:value="82061973" calcext:value-type="float">
            <text:p>82061973</text:p>
          </table:table-cell>
          <table:table-cell office:value-type="float" office:value="72510382" calcext:value-type="float">
            <text:p>72510382</text:p>
          </table:table-cell>
          <table:table-cell office:value-type="float" office:value="112764108" calcext:value-type="float">
            <text:p>112764108</text:p>
          </table:table-cell>
          <table:table-cell office:value-type="float" office:value="69061997" calcext:value-type="float">
            <text:p>69061997</text:p>
          </table:table-cell>
          <table:table-cell office:value-type="float" office:value="106055315" calcext:value-type="float">
            <text:p>106055315</text:p>
          </table:table-cell>
          <table:table-cell office:value-type="float" office:value="57867460" calcext:value-type="float">
            <text:p>57867460</text:p>
          </table:table-cell>
          <table:table-cell office:value-type="float" office:value="68613716" calcext:value-type="float">
            <text:p>6861371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B6]/1000000" office:value-type="float" office:value="36.185639" calcext:value-type="float">
            <text:p>36.185639</text:p>
          </table:table-cell>
          <table:table-cell table:formula="of:=[.C6]/1000000" office:value-type="float" office:value="42.580622" calcext:value-type="float">
            <text:p>42.580622</text:p>
          </table:table-cell>
          <table:table-cell table:formula="of:=[.D6]/1000000" office:value-type="float" office:value="41.362185" calcext:value-type="float">
            <text:p>41.362185</text:p>
          </table:table-cell>
          <table:table-cell table:formula="of:=[.E6]/1000000" office:value-type="float" office:value="36.009937" calcext:value-type="float">
            <text:p>36.009937</text:p>
          </table:table-cell>
          <table:table-cell table:formula="of:=[.F6]/1000000" office:value-type="float" office:value="39.720068" calcext:value-type="float">
            <text:p>39.720068</text:p>
          </table:table-cell>
          <table:table-cell table:formula="of:=[.G6]/1000000" office:value-type="float" office:value="34.109809" calcext:value-type="float">
            <text:p>34.109809</text:p>
          </table:table-cell>
          <table:table-cell table:formula="of:=[.H6]/1000000" office:value-type="float" office:value="35.872295" calcext:value-type="float">
            <text:p>35.872295</text:p>
          </table:table-cell>
          <table:table-cell table:formula="of:=[.I6]/1000000" office:value-type="float" office:value="42.644741" calcext:value-type="float">
            <text:p>42.644741</text:p>
          </table:table-cell>
          <table:table-cell table:formula="of:=[.J6]/1000000" office:value-type="float" office:value="33.982577" calcext:value-type="float">
            <text:p>33.982577</text:p>
          </table:table-cell>
          <table:table-cell table:formula="of:=[.K6]/1000000" office:value-type="float" office:value="27.47033" calcext:value-type="float">
            <text:p>27.4703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0076260" calcext:value-type="float">
            <text:p>70076260</text:p>
          </table:table-cell>
          <table:table-cell office:value-type="float" office:value="117528875" calcext:value-type="float">
            <text:p>117528875</text:p>
          </table:table-cell>
          <table:table-cell office:value-type="float" office:value="143110863" calcext:value-type="float">
            <text:p>143110863</text:p>
          </table:table-cell>
          <table:table-cell office:value-type="float" office:value="103828040" calcext:value-type="float">
            <text:p>103828040</text:p>
          </table:table-cell>
          <table:table-cell office:value-type="float" office:value="92346933" calcext:value-type="float">
            <text:p>92346933</text:p>
          </table:table-cell>
          <table:table-cell office:value-type="float" office:value="136726897" calcext:value-type="float">
            <text:p>136726897</text:p>
          </table:table-cell>
          <table:table-cell office:value-type="float" office:value="102483902" calcext:value-type="float">
            <text:p>102483902</text:p>
          </table:table-cell>
          <table:table-cell office:value-type="float" office:value="101491724" calcext:value-type="float">
            <text:p>101491724</text:p>
          </table:table-cell>
          <table:table-cell office:value-type="float" office:value="82363403" calcext:value-type="float">
            <text:p>82363403</text:p>
          </table:table-cell>
          <table:table-cell office:value-type="float" office:value="106800476" calcext:value-type="float">
            <text:p>106800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]/1000000" office:value-type="float" office:value="37.313541" calcext:value-type="float">
            <text:p>37.313541</text:p>
          </table:table-cell>
          <table:table-cell table:formula="of:=[.C7]/1000000" office:value-type="float" office:value="30.712342" calcext:value-type="float">
            <text:p>30.712342</text:p>
          </table:table-cell>
          <table:table-cell table:formula="of:=[.D7]/1000000" office:value-type="float" office:value="43.051046" calcext:value-type="float">
            <text:p>43.051046</text:p>
          </table:table-cell>
          <table:table-cell table:formula="of:=[.E7]/1000000" office:value-type="float" office:value="32.830189" calcext:value-type="float">
            <text:p>32.830189</text:p>
          </table:table-cell>
          <table:table-cell table:formula="of:=[.F7]/1000000" office:value-type="float" office:value="45.06467" calcext:value-type="float">
            <text:p>45.06467</text:p>
          </table:table-cell>
          <table:table-cell table:formula="of:=[.G7]/1000000" office:value-type="float" office:value="37.0682" calcext:value-type="float">
            <text:p>37.0682</text:p>
          </table:table-cell>
          <table:table-cell table:formula="of:=[.H7]/1000000" office:value-type="float" office:value="62.821518" calcext:value-type="float">
            <text:p>62.821518</text:p>
          </table:table-cell>
          <table:table-cell table:formula="of:=[.I7]/1000000" office:value-type="float" office:value="47.823294" calcext:value-type="float">
            <text:p>47.823294</text:p>
          </table:table-cell>
          <table:table-cell table:formula="of:=[.J7]/1000000" office:value-type="float" office:value="28.283197" calcext:value-type="float">
            <text:p>28.283197</text:p>
          </table:table-cell>
          <table:table-cell table:formula="of:=[.K7]/1000000" office:value-type="float" office:value="23.366927" calcext:value-type="float">
            <text:p>23.366927</text:p>
          </table:table-cell>
          <table:table-cell table:number-columns-repeated="14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B8]/1000000" office:value-type="float" office:value="31.514532" calcext:value-type="float">
            <text:p>31.514532</text:p>
          </table:table-cell>
          <table:table-cell table:formula="of:=[.C8]/1000000" office:value-type="float" office:value="30.07389" calcext:value-type="float">
            <text:p>30.07389</text:p>
          </table:table-cell>
          <table:table-cell table:formula="of:=[.D8]/1000000" office:value-type="float" office:value="41.002444" calcext:value-type="float">
            <text:p>41.002444</text:p>
          </table:table-cell>
          <table:table-cell table:formula="of:=[.E8]/1000000" office:value-type="float" office:value="56.031471" calcext:value-type="float">
            <text:p>56.031471</text:p>
          </table:table-cell>
          <table:table-cell table:formula="of:=[.F8]/1000000" office:value-type="float" office:value="37.010675" calcext:value-type="float">
            <text:p>37.010675</text:p>
          </table:table-cell>
          <table:table-cell table:formula="of:=[.G8]/1000000" office:value-type="float" office:value="38.501893" calcext:value-type="float">
            <text:p>38.501893</text:p>
          </table:table-cell>
          <table:table-cell table:formula="of:=[.H8]/1000000" office:value-type="float" office:value="41.064825" calcext:value-type="float">
            <text:p>41.064825</text:p>
          </table:table-cell>
          <table:table-cell table:formula="of:=[.I8]/1000000" office:value-type="float" office:value="44.251488" calcext:value-type="float">
            <text:p>44.251488</text:p>
          </table:table-cell>
          <table:table-cell table:formula="of:=[.J8]/1000000" office:value-type="float" office:value="32.975366" calcext:value-type="float">
            <text:p>32.975366</text:p>
          </table:table-cell>
          <table:table-cell table:formula="of:=[.K8]/1000000" office:value-type="float" office:value="21.60417" calcext:value-type="float">
            <text:p>21.60417</text:p>
          </table:table-cell>
          <table:table-cell table:number-columns-repeated="14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B9]/1000000" office:value-type="float" office:value="34.36993" calcext:value-type="float">
            <text:p>34.36993</text:p>
          </table:table-cell>
          <table:table-cell table:formula="of:=[.C9]/1000000" office:value-type="float" office:value="48.110988" calcext:value-type="float">
            <text:p>48.110988</text:p>
          </table:table-cell>
          <table:table-cell table:formula="of:=[.D9]/1000000" office:value-type="float" office:value="57.998646" calcext:value-type="float">
            <text:p>57.998646</text:p>
          </table:table-cell>
          <table:table-cell table:formula="of:=[.E9]/1000000" office:value-type="float" office:value="47.785847" calcext:value-type="float">
            <text:p>47.785847</text:p>
          </table:table-cell>
          <table:table-cell table:formula="of:=[.F9]/1000000" office:value-type="float" office:value="32.002679" calcext:value-type="float">
            <text:p>32.002679</text:p>
          </table:table-cell>
          <table:table-cell table:formula="of:=[.G9]/1000000" office:value-type="float" office:value="48.490486" calcext:value-type="float">
            <text:p>48.490486</text:p>
          </table:table-cell>
          <table:table-cell table:formula="of:=[.H9]/1000000" office:value-type="float" office:value="40.398457" calcext:value-type="float">
            <text:p>40.398457</text:p>
          </table:table-cell>
          <table:table-cell table:formula="of:=[.I9]/1000000" office:value-type="float" office:value="56.99572" calcext:value-type="float">
            <text:p>56.99572</text:p>
          </table:table-cell>
          <table:table-cell table:formula="of:=[.J9]/1000000" office:value-type="float" office:value="38.679243" calcext:value-type="float">
            <text:p>38.679243</text:p>
          </table:table-cell>
          <table:table-cell table:formula="of:=[.K9]/1000000" office:value-type="float" office:value="28.748457" calcext:value-type="float">
            <text:p>28.748457</text:p>
          </table:table-cell>
          <table:table-cell table:number-columns-repeated="14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B10]/1000000" office:value-type="float" office:value="46.025905" calcext:value-type="float">
            <text:p>46.025905</text:p>
          </table:table-cell>
          <table:table-cell table:formula="of:=[.C10]/1000000" office:value-type="float" office:value="54.727887" calcext:value-type="float">
            <text:p>54.727887</text:p>
          </table:table-cell>
          <table:table-cell table:formula="of:=[.D10]/1000000" office:value-type="float" office:value="62.135701" calcext:value-type="float">
            <text:p>62.135701</text:p>
          </table:table-cell>
          <table:table-cell table:formula="of:=[.E10]/1000000" office:value-type="float" office:value="46.643164" calcext:value-type="float">
            <text:p>46.643164</text:p>
          </table:table-cell>
          <table:table-cell table:formula="of:=[.F10]/1000000" office:value-type="float" office:value="47.221773" calcext:value-type="float">
            <text:p>47.221773</text:p>
          </table:table-cell>
          <table:table-cell table:formula="of:=[.G10]/1000000" office:value-type="float" office:value="53.586731" calcext:value-type="float">
            <text:p>53.586731</text:p>
          </table:table-cell>
          <table:table-cell table:formula="of:=[.H10]/1000000" office:value-type="float" office:value="52.679814" calcext:value-type="float">
            <text:p>52.679814</text:p>
          </table:table-cell>
          <table:table-cell table:formula="of:=[.I10]/1000000" office:value-type="float" office:value="69.402994" calcext:value-type="float">
            <text:p>69.402994</text:p>
          </table:table-cell>
          <table:table-cell table:formula="of:=[.J10]/1000000" office:value-type="float" office:value="41.05854" calcext:value-type="float">
            <text:p>41.05854</text:p>
          </table:table-cell>
          <table:table-cell table:formula="of:=[.K10]/1000000" office:value-type="float" office:value="57.697639" calcext:value-type="float">
            <text:p>57.697639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formula="of:=[.P3]/1000000" office:value-type="float" office:value="68.862411" calcext:value-type="float">
            <text:p>68.862411</text:p>
          </table:table-cell>
          <table:table-cell table:formula="of:=[.Q3]/1000000" office:value-type="float" office:value="14.110829" calcext:value-type="float">
            <text:p>14.110829</text:p>
          </table:table-cell>
          <table:table-cell table:formula="of:=[.R3]/1000000" office:value-type="float" office:value="6.762608" calcext:value-type="float">
            <text:p>6.762608</text:p>
          </table:table-cell>
          <table:table-cell table:formula="of:=[.S3]/1000000" office:value-type="float" office:value="6.238999" calcext:value-type="float">
            <text:p>6.238999</text:p>
          </table:table-cell>
          <table:table-cell table:formula="of:=[.T3]/1000000" office:value-type="float" office:value="4.985905" calcext:value-type="float">
            <text:p>4.985905</text:p>
          </table:table-cell>
          <table:table-cell table:formula="of:=[.U3]/1000000" office:value-type="float" office:value="7.682978" calcext:value-type="float">
            <text:p>7.682978</text:p>
          </table:table-cell>
          <table:table-cell table:formula="of:=[.V3]/1000000" office:value-type="float" office:value="4.986731" calcext:value-type="float">
            <text:p>4.986731</text:p>
          </table:table-cell>
          <table:table-cell table:formula="of:=[.W3]/1000000" office:value-type="float" office:value="6.378913" calcext:value-type="float">
            <text:p>6.378913</text:p>
          </table:table-cell>
          <table:table-cell table:formula="of:=[.X3]/1000000" office:value-type="float" office:value="7.646901" calcext:value-type="float">
            <text:p>7.646901</text:p>
          </table:table-cell>
          <table:table-cell table:formula="of:=[.Y3]/1000000" office:value-type="float" office:value="2.55112" calcext:value-type="float">
            <text:p>2.5511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B11]/1000000" office:value-type="float" office:value="45.827504" calcext:value-type="float">
            <text:p>45.827504</text:p>
          </table:table-cell>
          <table:table-cell table:formula="of:=[.C11]/1000000" office:value-type="float" office:value="62.585223" calcext:value-type="float">
            <text:p>62.585223</text:p>
          </table:table-cell>
          <table:table-cell table:formula="of:=[.D11]/1000000" office:value-type="float" office:value="86.104796" calcext:value-type="float">
            <text:p>86.104796</text:p>
          </table:table-cell>
          <table:table-cell table:formula="of:=[.E11]/1000000" office:value-type="float" office:value="55.934373" calcext:value-type="float">
            <text:p>55.934373</text:p>
          </table:table-cell>
          <table:table-cell table:formula="of:=[.F11]/1000000" office:value-type="float" office:value="60.857761" calcext:value-type="float">
            <text:p>60.857761</text:p>
          </table:table-cell>
          <table:table-cell table:formula="of:=[.G11]/1000000" office:value-type="float" office:value="74.552381" calcext:value-type="float">
            <text:p>74.552381</text:p>
          </table:table-cell>
          <table:table-cell table:formula="of:=[.H11]/1000000" office:value-type="float" office:value="72.966821" calcext:value-type="float">
            <text:p>72.966821</text:p>
          </table:table-cell>
          <table:table-cell table:formula="of:=[.I11]/1000000" office:value-type="float" office:value="76.990132" calcext:value-type="float">
            <text:p>76.990132</text:p>
          </table:table-cell>
          <table:table-cell table:formula="of:=[.J11]/1000000" office:value-type="float" office:value="46.601151" calcext:value-type="float">
            <text:p>46.601151</text:p>
          </table:table-cell>
          <table:table-cell table:formula="of:=[.K11]/1000000" office:value-type="float" office:value="50.012872" calcext:value-type="float">
            <text:p>50.012872</text:p>
          </table:table-cell>
          <table:table-cell table:number-columns-repeated="3"/>
          <table:table-cell office:value-type="float" office:value="1.4" calcext:value-type="float">
            <text:p>1.4</text:p>
          </table:table-cell>
          <table:table-cell table:formula="of:=[.P4]/1000000" office:value-type="float" office:value="15.03689" calcext:value-type="float">
            <text:p>15.03689</text:p>
          </table:table-cell>
          <table:table-cell table:formula="of:=[.Q4]/1000000" office:value-type="float" office:value="11.802608" calcext:value-type="float">
            <text:p>11.802608</text:p>
          </table:table-cell>
          <table:table-cell table:formula="of:=[.R4]/1000000" office:value-type="float" office:value="11.080056" calcext:value-type="float">
            <text:p>11.080056</text:p>
          </table:table-cell>
          <table:table-cell table:formula="of:=[.S4]/1000000" office:value-type="float" office:value="10.787163" calcext:value-type="float">
            <text:p>10.787163</text:p>
          </table:table-cell>
          <table:table-cell table:formula="of:=[.T4]/1000000" office:value-type="float" office:value="13.669873" calcext:value-type="float">
            <text:p>13.669873</text:p>
          </table:table-cell>
          <table:table-cell table:formula="of:=[.U4]/1000000" office:value-type="float" office:value="6.666566" calcext:value-type="float">
            <text:p>6.666566</text:p>
          </table:table-cell>
          <table:table-cell table:formula="of:=[.V4]/1000000" office:value-type="float" office:value="8.976127" calcext:value-type="float">
            <text:p>8.976127</text:p>
          </table:table-cell>
          <table:table-cell table:formula="of:=[.W4]/1000000" office:value-type="float" office:value="10.490125" calcext:value-type="float">
            <text:p>10.490125</text:p>
          </table:table-cell>
          <table:table-cell table:formula="of:=[.X4]/1000000" office:value-type="float" office:value="9.852911" calcext:value-type="float">
            <text:p>9.852911</text:p>
          </table:table-cell>
          <table:table-cell table:formula="of:=[.Y4]/1000000" office:value-type="float" office:value="8.076602" calcext:value-type="float">
            <text:p>8.076602</text:p>
          </table:table-cell>
        </table:table-row>
        <table:table-row table:style-name="ro1">
          <table:table-cell table:number-columns-repeated="14"/>
          <table:table-cell office:value-type="float" office:value="1.6" calcext:value-type="float">
            <text:p>1.6</text:p>
          </table:table-cell>
          <table:table-cell table:formula="of:=[.P5]/1000000" office:value-type="float" office:value="19.855774" calcext:value-type="float">
            <text:p>19.855774</text:p>
          </table:table-cell>
          <table:table-cell table:formula="of:=[.Q5]/1000000" office:value-type="float" office:value="11.19284" calcext:value-type="float">
            <text:p>11.19284</text:p>
          </table:table-cell>
          <table:table-cell table:formula="of:=[.R5]/1000000" office:value-type="float" office:value="15.289835" calcext:value-type="float">
            <text:p>15.289835</text:p>
          </table:table-cell>
          <table:table-cell table:formula="of:=[.S5]/1000000" office:value-type="float" office:value="17.408819" calcext:value-type="float">
            <text:p>17.408819</text:p>
          </table:table-cell>
          <table:table-cell table:formula="of:=[.T5]/1000000" office:value-type="float" office:value="18.801187" calcext:value-type="float">
            <text:p>18.801187</text:p>
          </table:table-cell>
          <table:table-cell table:formula="of:=[.U5]/1000000" office:value-type="float" office:value="16.858147" calcext:value-type="float">
            <text:p>16.858147</text:p>
          </table:table-cell>
          <table:table-cell table:formula="of:=[.V5]/1000000" office:value-type="float" office:value="14.411748" calcext:value-type="float">
            <text:p>14.411748</text:p>
          </table:table-cell>
          <table:table-cell table:formula="of:=[.W5]/1000000" office:value-type="float" office:value="14.206063" calcext:value-type="float">
            <text:p>14.206063</text:p>
          </table:table-cell>
          <table:table-cell table:formula="of:=[.X5]/1000000" office:value-type="float" office:value="6.836857" calcext:value-type="float">
            <text:p>6.836857</text:p>
          </table:table-cell>
          <table:table-cell table:formula="of:=[.Y5]/1000000" office:value-type="float" office:value="10.768132" calcext:value-type="float">
            <text:p>10.768132</text:p>
          </table:table-cell>
        </table:table-row>
        <table:table-row table:style-name="ro1">
          <table:table-cell table:number-columns-repeated="14"/>
          <table:table-cell office:value-type="float" office:value="1.8" calcext:value-type="float">
            <text:p>1.8</text:p>
          </table:table-cell>
          <table:table-cell table:formula="of:=[.P6]/1000000" office:value-type="float" office:value="47.919151" calcext:value-type="float">
            <text:p>47.919151</text:p>
          </table:table-cell>
          <table:table-cell table:formula="of:=[.Q6]/1000000" office:value-type="float" office:value="21.512148" calcext:value-type="float">
            <text:p>21.512148</text:p>
          </table:table-cell>
          <table:table-cell table:formula="of:=[.R6]/1000000" office:value-type="float" office:value="19.25528" calcext:value-type="float">
            <text:p>19.25528</text:p>
          </table:table-cell>
          <table:table-cell table:formula="of:=[.S6]/1000000" office:value-type="float" office:value="21.434123" calcext:value-type="float">
            <text:p>21.434123</text:p>
          </table:table-cell>
          <table:table-cell table:formula="of:=[.T6]/1000000" office:value-type="float" office:value="15.888932" calcext:value-type="float">
            <text:p>15.888932</text:p>
          </table:table-cell>
          <table:table-cell table:formula="of:=[.U6]/1000000" office:value-type="float" office:value="18.912596" calcext:value-type="float">
            <text:p>18.912596</text:p>
          </table:table-cell>
          <table:table-cell table:formula="of:=[.V6]/1000000" office:value-type="float" office:value="19.304203" calcext:value-type="float">
            <text:p>19.304203</text:p>
          </table:table-cell>
          <table:table-cell table:formula="of:=[.W6]/1000000" office:value-type="float" office:value="22.840425" calcext:value-type="float">
            <text:p>22.840425</text:p>
          </table:table-cell>
          <table:table-cell table:formula="of:=[.X6]/1000000" office:value-type="float" office:value="10.372175" calcext:value-type="float">
            <text:p>10.372175</text:p>
          </table:table-cell>
          <table:table-cell table:formula="of:=[.Y6]/1000000" office:value-type="float" office:value="9.487445" calcext:value-type="float">
            <text:p>9.487445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table:formula="of:=[.P7]/1000000" office:value-type="float" office:value="38.918485" calcext:value-type="float">
            <text:p>38.918485</text:p>
          </table:table-cell>
          <table:table-cell table:formula="of:=[.Q7]/1000000" office:value-type="float" office:value="21.622215" calcext:value-type="float">
            <text:p>21.622215</text:p>
          </table:table-cell>
          <table:table-cell table:formula="of:=[.R7]/1000000" office:value-type="float" office:value="22.623897" calcext:value-type="float">
            <text:p>22.623897</text:p>
          </table:table-cell>
          <table:table-cell table:formula="of:=[.S7]/1000000" office:value-type="float" office:value="31.188091" calcext:value-type="float">
            <text:p>31.188091</text:p>
          </table:table-cell>
          <table:table-cell table:formula="of:=[.T7]/1000000" office:value-type="float" office:value="30.753391" calcext:value-type="float">
            <text:p>30.753391</text:p>
          </table:table-cell>
          <table:table-cell table:formula="of:=[.U7]/1000000" office:value-type="float" office:value="24.265763" calcext:value-type="float">
            <text:p>24.265763</text:p>
          </table:table-cell>
          <table:table-cell table:formula="of:=[.V7]/1000000" office:value-type="float" office:value="15.92185" calcext:value-type="float">
            <text:p>15.92185</text:p>
          </table:table-cell>
          <table:table-cell table:formula="of:=[.W7]/1000000" office:value-type="float" office:value="27.848004" calcext:value-type="float">
            <text:p>27.848004</text:p>
          </table:table-cell>
          <table:table-cell table:formula="of:=[.X7]/1000000" office:value-type="float" office:value="26.617258" calcext:value-type="float">
            <text:p>26.617258</text:p>
          </table:table-cell>
          <table:table-cell table:formula="of:=[.Y7]/1000000" office:value-type="float" office:value="15.037215" calcext:value-type="float">
            <text:p>15.037215</text:p>
          </table:table-cell>
        </table:table-row>
        <table:table-row table:style-name="ro1">
          <table:table-cell table:number-columns-repeated="14"/>
          <table:table-cell office:value-type="float" office:value="2.2" calcext:value-type="float">
            <text:p>2.2</text:p>
          </table:table-cell>
          <table:table-cell table:formula="of:=[.P8]/1000000" office:value-type="float" office:value="56.698423" calcext:value-type="float">
            <text:p>56.698423</text:p>
          </table:table-cell>
          <table:table-cell table:formula="of:=[.Q8]/1000000" office:value-type="float" office:value="36.684555" calcext:value-type="float">
            <text:p>36.684555</text:p>
          </table:table-cell>
          <table:table-cell table:formula="of:=[.R8]/1000000" office:value-type="float" office:value="39.632051" calcext:value-type="float">
            <text:p>39.632051</text:p>
          </table:table-cell>
          <table:table-cell table:formula="of:=[.S8]/1000000" office:value-type="float" office:value="33.649531" calcext:value-type="float">
            <text:p>33.649531</text:p>
          </table:table-cell>
          <table:table-cell table:formula="of:=[.T8]/1000000" office:value-type="float" office:value="33.108144" calcext:value-type="float">
            <text:p>33.108144</text:p>
          </table:table-cell>
          <table:table-cell table:formula="of:=[.U8]/1000000" office:value-type="float" office:value="38.535512" calcext:value-type="float">
            <text:p>38.535512</text:p>
          </table:table-cell>
          <table:table-cell table:formula="of:=[.V8]/1000000" office:value-type="float" office:value="26.30816" calcext:value-type="float">
            <text:p>26.30816</text:p>
          </table:table-cell>
          <table:table-cell table:formula="of:=[.W8]/1000000" office:value-type="float" office:value="39.491222" calcext:value-type="float">
            <text:p>39.491222</text:p>
          </table:table-cell>
          <table:table-cell table:formula="of:=[.X8]/1000000" office:value-type="float" office:value="26.237463" calcext:value-type="float">
            <text:p>26.237463</text:p>
          </table:table-cell>
          <table:table-cell table:formula="of:=[.Y8]/1000000" office:value-type="float" office:value="15.304417" calcext:value-type="float">
            <text:p>15.304417</text:p>
          </table:table-cell>
        </table:table-row>
        <table:table-row table:style-name="ro1">
          <table:table-cell table:number-columns-repeated="14"/>
          <table:table-cell office:value-type="float" office:value="2.4" calcext:value-type="float">
            <text:p>2.4</text:p>
          </table:table-cell>
          <table:table-cell table:formula="of:=[.P9]/1000000" office:value-type="float" office:value="54.592443" calcext:value-type="float">
            <text:p>54.592443</text:p>
          </table:table-cell>
          <table:table-cell table:formula="of:=[.Q9]/1000000" office:value-type="float" office:value="29.943739" calcext:value-type="float">
            <text:p>29.943739</text:p>
          </table:table-cell>
          <table:table-cell table:formula="of:=[.R9]/1000000" office:value-type="float" office:value="48.322438" calcext:value-type="float">
            <text:p>48.322438</text:p>
          </table:table-cell>
          <table:table-cell table:formula="of:=[.S9]/1000000" office:value-type="float" office:value="39.459914" calcext:value-type="float">
            <text:p>39.459914</text:p>
          </table:table-cell>
          <table:table-cell table:formula="of:=[.T9]/1000000" office:value-type="float" office:value="41.937228" calcext:value-type="float">
            <text:p>41.937228</text:p>
          </table:table-cell>
          <table:table-cell table:formula="of:=[.U9]/1000000" office:value-type="float" office:value="26.789322" calcext:value-type="float">
            <text:p>26.789322</text:p>
          </table:table-cell>
          <table:table-cell table:formula="of:=[.V9]/1000000" office:value-type="float" office:value="49.849394" calcext:value-type="float">
            <text:p>49.849394</text:p>
          </table:table-cell>
          <table:table-cell table:formula="of:=[.W9]/1000000" office:value-type="float" office:value="48.925807" calcext:value-type="float">
            <text:p>48.925807</text:p>
          </table:table-cell>
          <table:table-cell table:formula="of:=[.X9]/1000000" office:value-type="float" office:value="34.28034" calcext:value-type="float">
            <text:p>34.28034</text:p>
          </table:table-cell>
          <table:table-cell table:formula="of:=[.Y9]/1000000" office:value-type="float" office:value="30.29415" calcext:value-type="float">
            <text:p>30.29415</text:p>
          </table:table-cell>
        </table:table-row>
        <table:table-row table:style-name="ro1">
          <table:table-cell table:number-columns-repeated="14"/>
          <table:table-cell office:value-type="float" office:value="2.6" calcext:value-type="float">
            <text:p>2.6</text:p>
          </table:table-cell>
          <table:table-cell table:formula="of:=[.P10]/1000000" office:value-type="float" office:value="45.7947" calcext:value-type="float">
            <text:p>45.7947</text:p>
          </table:table-cell>
          <table:table-cell table:formula="of:=[.Q10]/1000000" office:value-type="float" office:value="46.151799" calcext:value-type="float">
            <text:p>46.151799</text:p>
          </table:table-cell>
          <table:table-cell table:formula="of:=[.R10]/1000000" office:value-type="float" office:value="51.918796" calcext:value-type="float">
            <text:p>51.918796</text:p>
          </table:table-cell>
          <table:table-cell table:formula="of:=[.S10]/1000000" office:value-type="float" office:value="55.285836" calcext:value-type="float">
            <text:p>55.285836</text:p>
          </table:table-cell>
          <table:table-cell table:formula="of:=[.T10]/1000000" office:value-type="float" office:value="48.834908" calcext:value-type="float">
            <text:p>48.834908</text:p>
          </table:table-cell>
          <table:table-cell table:formula="of:=[.U10]/1000000" office:value-type="float" office:value="46.612844" calcext:value-type="float">
            <text:p>46.612844</text:p>
          </table:table-cell>
          <table:table-cell table:formula="of:=[.V10]/1000000" office:value-type="float" office:value="41.639024" calcext:value-type="float">
            <text:p>41.639024</text:p>
          </table:table-cell>
          <table:table-cell table:formula="of:=[.W10]/1000000" office:value-type="float" office:value="80.362654" calcext:value-type="float">
            <text:p>80.362654</text:p>
          </table:table-cell>
          <table:table-cell table:formula="of:=[.X10]/1000000" office:value-type="float" office:value="57.963282" calcext:value-type="float">
            <text:p>57.963282</text:p>
          </table:table-cell>
          <table:table-cell table:formula="of:=[.Y10]/1000000" office:value-type="float" office:value="36.284988" calcext:value-type="float">
            <text:p>36.284988</text:p>
          </table:table-cell>
        </table:table-row>
        <table:table-row table:style-name="ro1">
          <table:table-cell table:number-columns-repeated="14"/>
          <table:table-cell office:value-type="float" office:value="2.8" calcext:value-type="float">
            <text:p>2.8</text:p>
          </table:table-cell>
          <table:table-cell table:formula="of:=[.P11]/1000000" office:value-type="float" office:value="57.655785" calcext:value-type="float">
            <text:p>57.655785</text:p>
          </table:table-cell>
          <table:table-cell table:formula="of:=[.Q11]/1000000" office:value-type="float" office:value="50.111025" calcext:value-type="float">
            <text:p>50.111025</text:p>
          </table:table-cell>
          <table:table-cell table:formula="of:=[.R11]/1000000" office:value-type="float" office:value="53.888962" calcext:value-type="float">
            <text:p>53.888962</text:p>
          </table:table-cell>
          <table:table-cell table:formula="of:=[.S11]/1000000" office:value-type="float" office:value="56.145895" calcext:value-type="float">
            <text:p>56.145895</text:p>
          </table:table-cell>
          <table:table-cell table:formula="of:=[.T11]/1000000" office:value-type="float" office:value="40.701636" calcext:value-type="float">
            <text:p>40.701636</text:p>
          </table:table-cell>
          <table:table-cell table:formula="of:=[.U11]/1000000" office:value-type="float" office:value="41.27623" calcext:value-type="float">
            <text:p>41.27623</text:p>
          </table:table-cell>
          <table:table-cell table:formula="of:=[.V11]/1000000" office:value-type="float" office:value="38.780188" calcext:value-type="float">
            <text:p>38.780188</text:p>
          </table:table-cell>
          <table:table-cell table:formula="of:=[.W11]/1000000" office:value-type="float" office:value="67.977662" calcext:value-type="float">
            <text:p>67.977662</text:p>
          </table:table-cell>
          <table:table-cell table:formula="of:=[.X11]/1000000" office:value-type="float" office:value="67.422937" calcext:value-type="float">
            <text:p>67.422937</text:p>
          </table:table-cell>
          <table:table-cell table:formula="of:=[.Y11]/1000000" office:value-type="float" office:value="40.645985" calcext:value-type="float">
            <text:p>40.645985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table:formula="of:=[.P12]/1000000" office:value-type="float" office:value="66.729307" calcext:value-type="float">
            <text:p>66.729307</text:p>
          </table:table-cell>
          <table:table-cell table:formula="of:=[.Q12]/1000000" office:value-type="float" office:value="66.202473" calcext:value-type="float">
            <text:p>66.202473</text:p>
          </table:table-cell>
          <table:table-cell table:formula="of:=[.R12]/1000000" office:value-type="float" office:value="68.085622" calcext:value-type="float">
            <text:p>68.085622</text:p>
          </table:table-cell>
          <table:table-cell table:formula="of:=[.S12]/1000000" office:value-type="float" office:value="51.682269" calcext:value-type="float">
            <text:p>51.682269</text:p>
          </table:table-cell>
          <table:table-cell table:formula="of:=[.T12]/1000000" office:value-type="float" office:value="51.32073" calcext:value-type="float">
            <text:p>51.32073</text:p>
          </table:table-cell>
          <table:table-cell table:formula="of:=[.U12]/1000000" office:value-type="float" office:value="54.641342" calcext:value-type="float">
            <text:p>54.641342</text:p>
          </table:table-cell>
          <table:table-cell table:formula="of:=[.V12]/1000000" office:value-type="float" office:value="40.075512" calcext:value-type="float">
            <text:p>40.075512</text:p>
          </table:table-cell>
          <table:table-cell table:formula="of:=[.W12]/1000000" office:value-type="float" office:value="69.161488" calcext:value-type="float">
            <text:p>69.161488</text:p>
          </table:table-cell>
          <table:table-cell table:formula="of:=[.X12]/1000000" office:value-type="float" office:value="67.256127" calcext:value-type="float">
            <text:p>67.256127</text:p>
          </table:table-cell>
          <table:table-cell table:formula="of:=[.Y12]/1000000" office:value-type="float" office:value="38.847497" calcext:value-type="float">
            <text:p>38.847497</text:p>
          </table:table-cell>
        </table:table-row>
        <table:table-row table:style-name="ro1">
          <table:table-cell table:number-columns-repeated="14"/>
          <table:table-cell office:value-type="float" office:value="3.2" calcext:value-type="float">
            <text:p>3.2</text:p>
          </table:table-cell>
          <table:table-cell table:formula="of:=[.P13]/1000000" office:value-type="float" office:value="65.592301" calcext:value-type="float">
            <text:p>65.592301</text:p>
          </table:table-cell>
          <table:table-cell table:formula="of:=[.Q13]/1000000" office:value-type="float" office:value="67.660789" calcext:value-type="float">
            <text:p>67.660789</text:p>
          </table:table-cell>
          <table:table-cell table:formula="of:=[.R13]/1000000" office:value-type="float" office:value="61.206251" calcext:value-type="float">
            <text:p>61.206251</text:p>
          </table:table-cell>
          <table:table-cell table:formula="of:=[.S13]/1000000" office:value-type="float" office:value="71.132036" calcext:value-type="float">
            <text:p>71.132036</text:p>
          </table:table-cell>
          <table:table-cell table:formula="of:=[.T13]/1000000" office:value-type="float" office:value="72.498863" calcext:value-type="float">
            <text:p>72.498863</text:p>
          </table:table-cell>
          <table:table-cell table:formula="of:=[.U13]/1000000" office:value-type="float" office:value="66.581776" calcext:value-type="float">
            <text:p>66.581776</text:p>
          </table:table-cell>
          <table:table-cell table:formula="of:=[.V13]/1000000" office:value-type="float" office:value="36.906146" calcext:value-type="float">
            <text:p>36.906146</text:p>
          </table:table-cell>
          <table:table-cell table:formula="of:=[.W13]/1000000" office:value-type="float" office:value="63.099121" calcext:value-type="float">
            <text:p>63.099121</text:p>
          </table:table-cell>
          <table:table-cell table:formula="of:=[.X13]/1000000" office:value-type="float" office:value="60.426949" calcext:value-type="float">
            <text:p>60.426949</text:p>
          </table:table-cell>
          <table:table-cell table:formula="of:=[.Y13]/1000000" office:value-type="float" office:value="43.018064" calcext:value-type="float">
            <text:p>43.018064</text:p>
          </table:table-cell>
        </table:table-row>
        <table:table-row table:style-name="ro1">
          <table:table-cell table:number-columns-repeated="14"/>
          <table:table-cell office:value-type="float" office:value="3.4" calcext:value-type="float">
            <text:p>3.4</text:p>
          </table:table-cell>
          <table:table-cell table:formula="of:=[.P14]/1000000" office:value-type="float" office:value="63.600736" calcext:value-type="float">
            <text:p>63.600736</text:p>
          </table:table-cell>
          <table:table-cell table:formula="of:=[.Q14]/1000000" office:value-type="float" office:value="87.151112" calcext:value-type="float">
            <text:p>87.151112</text:p>
          </table:table-cell>
          <table:table-cell table:formula="of:=[.R14]/1000000" office:value-type="float" office:value="79.557036" calcext:value-type="float">
            <text:p>79.557036</text:p>
          </table:table-cell>
          <table:table-cell table:formula="of:=[.S14]/1000000" office:value-type="float" office:value="59.692258" calcext:value-type="float">
            <text:p>59.692258</text:p>
          </table:table-cell>
          <table:table-cell table:formula="of:=[.T14]/1000000" office:value-type="float" office:value="49.575556" calcext:value-type="float">
            <text:p>49.575556</text:p>
          </table:table-cell>
          <table:table-cell table:formula="of:=[.U14]/1000000" office:value-type="float" office:value="80.879753" calcext:value-type="float">
            <text:p>80.879753</text:p>
          </table:table-cell>
          <table:table-cell table:formula="of:=[.V14]/1000000" office:value-type="float" office:value="77.609671" calcext:value-type="float">
            <text:p>77.609671</text:p>
          </table:table-cell>
          <table:table-cell table:formula="of:=[.W14]/1000000" office:value-type="float" office:value="80.739014" calcext:value-type="float">
            <text:p>80.739014</text:p>
          </table:table-cell>
          <table:table-cell table:formula="of:=[.X14]/1000000" office:value-type="float" office:value="59.269625" calcext:value-type="float">
            <text:p>59.269625</text:p>
          </table:table-cell>
          <table:table-cell table:formula="of:=[.Y14]/1000000" office:value-type="float" office:value="57.161813" calcext:value-type="float">
            <text:p>57.161813</text:p>
          </table:table-cell>
        </table:table-row>
        <table:table-row table:style-name="ro1">
          <table:table-cell table:number-columns-repeated="14"/>
          <table:table-cell office:value-type="float" office:value="3.6" calcext:value-type="float">
            <text:p>3.6</text:p>
          </table:table-cell>
          <table:table-cell table:formula="of:=[.P15]/1000000" office:value-type="float" office:value="81.372282" calcext:value-type="float">
            <text:p>81.372282</text:p>
          </table:table-cell>
          <table:table-cell table:formula="of:=[.Q15]/1000000" office:value-type="float" office:value="89.886265" calcext:value-type="float">
            <text:p>89.886265</text:p>
          </table:table-cell>
          <table:table-cell table:formula="of:=[.R15]/1000000" office:value-type="float" office:value="93.331472" calcext:value-type="float">
            <text:p>93.331472</text:p>
          </table:table-cell>
          <table:table-cell table:formula="of:=[.S15]/1000000" office:value-type="float" office:value="72.805443" calcext:value-type="float">
            <text:p>72.805443</text:p>
          </table:table-cell>
          <table:table-cell table:formula="of:=[.T15]/1000000" office:value-type="float" office:value="71.812704" calcext:value-type="float">
            <text:p>71.812704</text:p>
          </table:table-cell>
          <table:table-cell table:formula="of:=[.U15]/1000000" office:value-type="float" office:value="77.98724" calcext:value-type="float">
            <text:p>77.98724</text:p>
          </table:table-cell>
          <table:table-cell table:formula="of:=[.V15]/1000000" office:value-type="float" office:value="57.299567" calcext:value-type="float">
            <text:p>57.299567</text:p>
          </table:table-cell>
          <table:table-cell table:formula="of:=[.W15]/1000000" office:value-type="float" office:value="90.566054" calcext:value-type="float">
            <text:p>90.566054</text:p>
          </table:table-cell>
          <table:table-cell table:formula="of:=[.X15]/1000000" office:value-type="float" office:value="55.056783" calcext:value-type="float">
            <text:p>55.056783</text:p>
          </table:table-cell>
          <table:table-cell table:formula="of:=[.Y15]/1000000" office:value-type="float" office:value="78.202638" calcext:value-type="float">
            <text:p>78.202638</text:p>
          </table:table-cell>
        </table:table-row>
        <table:table-row table:style-name="ro1">
          <table:table-cell table:number-columns-repeated="14"/>
          <table:table-cell office:value-type="float" office:value="3.8" calcext:value-type="float">
            <text:p>3.8</text:p>
          </table:table-cell>
          <table:table-cell table:formula="of:=[.P16]/1000000" office:value-type="float" office:value="69.728606" calcext:value-type="float">
            <text:p>69.728606</text:p>
          </table:table-cell>
          <table:table-cell table:formula="of:=[.Q16]/1000000" office:value-type="float" office:value="93.988611" calcext:value-type="float">
            <text:p>93.988611</text:p>
          </table:table-cell>
          <table:table-cell table:formula="of:=[.R16]/1000000" office:value-type="float" office:value="120.970308" calcext:value-type="float">
            <text:p>120.970308</text:p>
          </table:table-cell>
          <table:table-cell table:formula="of:=[.S16]/1000000" office:value-type="float" office:value="82.061973" calcext:value-type="float">
            <text:p>82.061973</text:p>
          </table:table-cell>
          <table:table-cell table:formula="of:=[.T16]/1000000" office:value-type="float" office:value="72.510382" calcext:value-type="float">
            <text:p>72.510382</text:p>
          </table:table-cell>
          <table:table-cell table:formula="of:=[.U16]/1000000" office:value-type="float" office:value="112.764108" calcext:value-type="float">
            <text:p>112.764108</text:p>
          </table:table-cell>
          <table:table-cell table:formula="of:=[.V16]/1000000" office:value-type="float" office:value="69.061997" calcext:value-type="float">
            <text:p>69.061997</text:p>
          </table:table-cell>
          <table:table-cell table:formula="of:=[.W16]/1000000" office:value-type="float" office:value="106.055315" calcext:value-type="float">
            <text:p>106.055315</text:p>
          </table:table-cell>
          <table:table-cell table:formula="of:=[.X16]/1000000" office:value-type="float" office:value="57.86746" calcext:value-type="float">
            <text:p>57.86746</text:p>
          </table:table-cell>
          <table:table-cell table:formula="of:=[.Y16]/1000000" office:value-type="float" office:value="68.613716" calcext:value-type="float">
            <text:p>68.613716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table:formula="of:=[.P17]/1000000" office:value-type="float" office:value="70.07626" calcext:value-type="float">
            <text:p>70.07626</text:p>
          </table:table-cell>
          <table:table-cell table:formula="of:=[.Q17]/1000000" office:value-type="float" office:value="117.528875" calcext:value-type="float">
            <text:p>117.528875</text:p>
          </table:table-cell>
          <table:table-cell table:formula="of:=[.R17]/1000000" office:value-type="float" office:value="143.110863" calcext:value-type="float">
            <text:p>143.110863</text:p>
          </table:table-cell>
          <table:table-cell table:formula="of:=[.S17]/1000000" office:value-type="float" office:value="103.82804" calcext:value-type="float">
            <text:p>103.82804</text:p>
          </table:table-cell>
          <table:table-cell table:formula="of:=[.T17]/1000000" office:value-type="float" office:value="92.346933" calcext:value-type="float">
            <text:p>92.346933</text:p>
          </table:table-cell>
          <table:table-cell table:formula="of:=[.U17]/1000000" office:value-type="float" office:value="136.726897" calcext:value-type="float">
            <text:p>136.726897</text:p>
          </table:table-cell>
          <table:table-cell table:formula="of:=[.V17]/1000000" office:value-type="float" office:value="102.483902" calcext:value-type="float">
            <text:p>102.483902</text:p>
          </table:table-cell>
          <table:table-cell table:formula="of:=[.W17]/1000000" office:value-type="float" office:value="101.491724" calcext:value-type="float">
            <text:p>101.491724</text:p>
          </table:table-cell>
          <table:table-cell table:formula="of:=[.X17]/1000000" office:value-type="float" office:value="82.363403" calcext:value-type="float">
            <text:p>82.363403</text:p>
          </table:table-cell>
          <table:table-cell table:formula="of:=[.Y17]/1000000" office:value-type="float" office:value="106.800476" calcext:value-type="float">
            <text:p>106.800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1:04:11.483587956</meta:creation-date>
    <dc:date>2016-10-27T12:36:19.389859452</dc:date>
    <meta:editing-duration>PT13M47S</meta:editing-duration>
    <meta:editing-cycles>1</meta:editing-cycles>
    <meta:document-statistic meta:table-count="1" meta:cell-count="519" meta:object-count="2"/>
    <meta:generator>LibreOffice/5.0.6.3$Linux_X86_64 LibreOffice_project/00m0$Build-3</meta:generator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plot-area chart:style-name="ch2" table:cell-range-address="Sheet1.A14:Sheet1.K22" chart:data-source-has-labels="column" svg:x="0.32cm" svg:y="0.18cm" svg:width="15.361cm" svg:height="8.645cm">
          <chartooo:coordinate-region svg:x="0.941cm" svg:y="0.379cm" svg:width="14.314cm" svg:height="7.799cm"/>
          <chart:axis chart:dimension="x" chart:name="primary-x" chart:style-name="ch3" chartooo:axis-type="auto">
            <chartooo:date-scale/>
            <chart:categories table:cell-range-address="Sheet1.A14:Sheet1.A2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4:Sheet1.B22" chart:class="chart:line">
            <chart:data-point chart:repeated="9"/>
          </chart:series>
          <chart:series chart:style-name="ch6" chart:values-cell-range-address="Sheet1.C14:Sheet1.C22" chart:class="chart:line">
            <chart:data-point chart:repeated="9"/>
          </chart:series>
          <chart:series chart:style-name="ch7" chart:values-cell-range-address="Sheet1.D14:Sheet1.D22" chart:class="chart:line">
            <chart:data-point chart:repeated="9"/>
          </chart:series>
          <chart:series chart:style-name="ch8" chart:values-cell-range-address="Sheet1.E14:Sheet1.E22" chart:class="chart:line">
            <chart:data-point chart:repeated="9"/>
          </chart:series>
          <chart:series chart:style-name="ch9" chart:values-cell-range-address="Sheet1.F14:Sheet1.F22" chart:class="chart:line">
            <chart:data-point chart:repeated="9"/>
          </chart:series>
          <chart:series chart:style-name="ch10" chart:values-cell-range-address="Sheet1.G14:Sheet1.G22" chart:class="chart:line">
            <chart:data-point chart:repeated="9"/>
          </chart:series>
          <chart:series chart:style-name="ch11" chart:values-cell-range-address="Sheet1.H14:Sheet1.H22" chart:class="chart:line">
            <chart:data-point chart:repeated="9"/>
          </chart:series>
          <chart:series chart:style-name="ch12" chart:values-cell-range-address="Sheet1.I14:Sheet1.I22" chart:class="chart:line">
            <chart:data-point chart:repeated="9"/>
          </chart:series>
          <chart:series chart:style-name="ch13" chart:values-cell-range-address="Sheet1.J14:Sheet1.J22" chart:class="chart:line">
            <chart:data-point chart:repeated="9"/>
          </chart:series>
          <chart:series chart:style-name="ch14" chart:values-cell-range-address="Sheet1.K14:Sheet1.K22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.2">
                <text:p/>
                <draw:g>
                  <svg:desc>Sheet1.A14:Sheet1.A22</svg:desc>
                </draw:g>
              </table:table-cell>
              <table:table-cell office:value-type="float" office:value="66.28556">
                <text:p>66.28556</text:p>
                <draw:g>
                  <svg:desc>Sheet1.B14:Sheet1.B22</svg:desc>
                </draw:g>
              </table:table-cell>
              <table:table-cell office:value-type="float" office:value="74.088025">
                <text:p>74.088025</text:p>
                <draw:g>
                  <svg:desc>Sheet1.C14:Sheet1.C22</svg:desc>
                </draw:g>
              </table:table-cell>
              <table:table-cell office:value-type="float" office:value="82.758756">
                <text:p>82.758756</text:p>
                <draw:g>
                  <svg:desc>Sheet1.D14:Sheet1.D22</svg:desc>
                </draw:g>
              </table:table-cell>
              <table:table-cell office:value-type="float" office:value="72.632469">
                <text:p>72.632469</text:p>
                <draw:g>
                  <svg:desc>Sheet1.E14:Sheet1.E22</svg:desc>
                </draw:g>
              </table:table-cell>
              <table:table-cell office:value-type="float" office:value="51.732101">
                <text:p>51.732101</text:p>
                <draw:g>
                  <svg:desc>Sheet1.F14:Sheet1.F22</svg:desc>
                </draw:g>
              </table:table-cell>
              <table:table-cell office:value-type="float" office:value="89.972739">
                <text:p>89.972739</text:p>
                <draw:g>
                  <svg:desc>Sheet1.G14:Sheet1.G22</svg:desc>
                </draw:g>
              </table:table-cell>
              <table:table-cell office:value-type="float" office:value="74.376684">
                <text:p>74.376684</text:p>
                <draw:g>
                  <svg:desc>Sheet1.H14:Sheet1.H22</svg:desc>
                </draw:g>
              </table:table-cell>
              <table:table-cell office:value-type="float" office:value="83.017369">
                <text:p>83.017369</text:p>
                <draw:g>
                  <svg:desc>Sheet1.I14:Sheet1.I22</svg:desc>
                </draw:g>
              </table:table-cell>
              <table:table-cell office:value-type="float" office:value="69.089578">
                <text:p>69.089578</text:p>
                <draw:g>
                  <svg:desc>Sheet1.J14:Sheet1.J22</svg:desc>
                </draw:g>
              </table:table-cell>
              <table:table-cell office:value-type="float" office:value="65.819961">
                <text:p>65.819961</text:p>
                <draw:g>
                  <svg:desc>Sheet1.K14:Sheet1.K22</svg:desc>
                </draw:g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30.091847">
                <text:p>30.091847</text:p>
              </table:table-cell>
              <table:table-cell office:value-type="float" office:value="48.556027">
                <text:p>48.556027</text:p>
              </table:table-cell>
              <table:table-cell office:value-type="float" office:value="43.80782">
                <text:p>43.80782</text:p>
              </table:table-cell>
              <table:table-cell office:value-type="float" office:value="43.923631">
                <text:p>43.923631</text:p>
              </table:table-cell>
              <table:table-cell office:value-type="float" office:value="28.721856">
                <text:p>28.721856</text:p>
              </table:table-cell>
              <table:table-cell office:value-type="float" office:value="49.494503">
                <text:p>49.494503</text:p>
              </table:table-cell>
              <table:table-cell office:value-type="float" office:value="22.756453">
                <text:p>22.756453</text:p>
              </table:table-cell>
              <table:table-cell office:value-type="float" office:value="46.981441">
                <text:p>46.981441</text:p>
              </table:table-cell>
              <table:table-cell office:value-type="float" office:value="26.157173">
                <text:p>26.157173</text:p>
              </table:table-cell>
              <table:table-cell office:value-type="float" office:value="40.077007">
                <text:p>40.077007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34.073458">
                <text:p>34.073458</text:p>
              </table:table-cell>
              <table:table-cell office:value-type="float" office:value="37.873549">
                <text:p>37.873549</text:p>
              </table:table-cell>
              <table:table-cell office:value-type="float" office:value="45.281993">
                <text:p>45.281993</text:p>
              </table:table-cell>
              <table:table-cell office:value-type="float" office:value="40.551422">
                <text:p>40.551422</text:p>
              </table:table-cell>
              <table:table-cell office:value-type="float" office:value="17.63734">
                <text:p>17.63734</text:p>
              </table:table-cell>
              <table:table-cell office:value-type="float" office:value="40.934235">
                <text:p>40.934235</text:p>
              </table:table-cell>
              <table:table-cell office:value-type="float" office:value="32.31831">
                <text:p>32.31831</text:p>
              </table:table-cell>
              <table:table-cell office:value-type="float" office:value="39.464293">
                <text:p>39.464293</text:p>
              </table:table-cell>
              <table:table-cell office:value-type="float" office:value="40.861594">
                <text:p>40.861594</text:p>
              </table:table-cell>
              <table:table-cell office:value-type="float" office:value="37.343082">
                <text:p>37.343082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36.185639">
                <text:p>36.185639</text:p>
              </table:table-cell>
              <table:table-cell office:value-type="float" office:value="42.580622">
                <text:p>42.580622</text:p>
              </table:table-cell>
              <table:table-cell office:value-type="float" office:value="41.362185">
                <text:p>41.362185</text:p>
              </table:table-cell>
              <table:table-cell office:value-type="float" office:value="36.009937">
                <text:p>36.009937</text:p>
              </table:table-cell>
              <table:table-cell office:value-type="float" office:value="39.720068">
                <text:p>39.720068</text:p>
              </table:table-cell>
              <table:table-cell office:value-type="float" office:value="34.109809">
                <text:p>34.109809</text:p>
              </table:table-cell>
              <table:table-cell office:value-type="float" office:value="35.872295">
                <text:p>35.872295</text:p>
              </table:table-cell>
              <table:table-cell office:value-type="float" office:value="42.644741">
                <text:p>42.644741</text:p>
              </table:table-cell>
              <table:table-cell office:value-type="float" office:value="33.982577">
                <text:p>33.982577</text:p>
              </table:table-cell>
              <table:table-cell office:value-type="float" office:value="27.47033">
                <text:p>27.470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.313541">
                <text:p>37.313541</text:p>
              </table:table-cell>
              <table:table-cell office:value-type="float" office:value="30.712342">
                <text:p>30.712342</text:p>
              </table:table-cell>
              <table:table-cell office:value-type="float" office:value="43.051046">
                <text:p>43.051046</text:p>
              </table:table-cell>
              <table:table-cell office:value-type="float" office:value="32.830189">
                <text:p>32.830189</text:p>
              </table:table-cell>
              <table:table-cell office:value-type="float" office:value="45.06467">
                <text:p>45.06467</text:p>
              </table:table-cell>
              <table:table-cell office:value-type="float" office:value="37.0682">
                <text:p>37.0682</text:p>
              </table:table-cell>
              <table:table-cell office:value-type="float" office:value="62.821518">
                <text:p>62.821518</text:p>
              </table:table-cell>
              <table:table-cell office:value-type="float" office:value="47.823294">
                <text:p>47.823294</text:p>
              </table:table-cell>
              <table:table-cell office:value-type="float" office:value="28.283197">
                <text:p>28.283197</text:p>
              </table:table-cell>
              <table:table-cell office:value-type="float" office:value="23.366927">
                <text:p>23.366927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31.514532">
                <text:p>31.514532</text:p>
              </table:table-cell>
              <table:table-cell office:value-type="float" office:value="30.07389">
                <text:p>30.07389</text:p>
              </table:table-cell>
              <table:table-cell office:value-type="float" office:value="41.002444">
                <text:p>41.002444</text:p>
              </table:table-cell>
              <table:table-cell office:value-type="float" office:value="56.031471">
                <text:p>56.031471</text:p>
              </table:table-cell>
              <table:table-cell office:value-type="float" office:value="37.010675">
                <text:p>37.010675</text:p>
              </table:table-cell>
              <table:table-cell office:value-type="float" office:value="38.501893">
                <text:p>38.501893</text:p>
              </table:table-cell>
              <table:table-cell office:value-type="float" office:value="41.064825">
                <text:p>41.064825</text:p>
              </table:table-cell>
              <table:table-cell office:value-type="float" office:value="44.251488">
                <text:p>44.251488</text:p>
              </table:table-cell>
              <table:table-cell office:value-type="float" office:value="32.975366">
                <text:p>32.975366</text:p>
              </table:table-cell>
              <table:table-cell office:value-type="float" office:value="21.60417">
                <text:p>21.60417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34.36993">
                <text:p>34.36993</text:p>
              </table:table-cell>
              <table:table-cell office:value-type="float" office:value="48.110988">
                <text:p>48.110988</text:p>
              </table:table-cell>
              <table:table-cell office:value-type="float" office:value="57.998646">
                <text:p>57.998646</text:p>
              </table:table-cell>
              <table:table-cell office:value-type="float" office:value="47.785847">
                <text:p>47.785847</text:p>
              </table:table-cell>
              <table:table-cell office:value-type="float" office:value="32.002679">
                <text:p>32.002679</text:p>
              </table:table-cell>
              <table:table-cell office:value-type="float" office:value="48.490486">
                <text:p>48.490486</text:p>
              </table:table-cell>
              <table:table-cell office:value-type="float" office:value="40.398457">
                <text:p>40.398457</text:p>
              </table:table-cell>
              <table:table-cell office:value-type="float" office:value="56.99572">
                <text:p>56.99572</text:p>
              </table:table-cell>
              <table:table-cell office:value-type="float" office:value="38.679243">
                <text:p>38.679243</text:p>
              </table:table-cell>
              <table:table-cell office:value-type="float" office:value="28.748457">
                <text:p>28.748457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46.025905">
                <text:p>46.025905</text:p>
              </table:table-cell>
              <table:table-cell office:value-type="float" office:value="54.727887">
                <text:p>54.727887</text:p>
              </table:table-cell>
              <table:table-cell office:value-type="float" office:value="62.135701">
                <text:p>62.135701</text:p>
              </table:table-cell>
              <table:table-cell office:value-type="float" office:value="46.643164">
                <text:p>46.643164</text:p>
              </table:table-cell>
              <table:table-cell office:value-type="float" office:value="47.221773">
                <text:p>47.221773</text:p>
              </table:table-cell>
              <table:table-cell office:value-type="float" office:value="53.586731">
                <text:p>53.586731</text:p>
              </table:table-cell>
              <table:table-cell office:value-type="float" office:value="52.679814">
                <text:p>52.679814</text:p>
              </table:table-cell>
              <table:table-cell office:value-type="float" office:value="69.402994">
                <text:p>69.402994</text:p>
              </table:table-cell>
              <table:table-cell office:value-type="float" office:value="41.05854">
                <text:p>41.05854</text:p>
              </table:table-cell>
              <table:table-cell office:value-type="float" office:value="57.697639">
                <text:p>57.697639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45.827504">
                <text:p>45.827504</text:p>
              </table:table-cell>
              <table:table-cell office:value-type="float" office:value="62.585223">
                <text:p>62.585223</text:p>
              </table:table-cell>
              <table:table-cell office:value-type="float" office:value="86.104796">
                <text:p>86.104796</text:p>
              </table:table-cell>
              <table:table-cell office:value-type="float" office:value="55.934373">
                <text:p>55.934373</text:p>
              </table:table-cell>
              <table:table-cell office:value-type="float" office:value="60.857761">
                <text:p>60.857761</text:p>
              </table:table-cell>
              <table:table-cell office:value-type="float" office:value="74.552381">
                <text:p>74.552381</text:p>
              </table:table-cell>
              <table:table-cell office:value-type="float" office:value="72.966821">
                <text:p>72.966821</text:p>
              </table:table-cell>
              <table:table-cell office:value-type="float" office:value="76.990132">
                <text:p>76.990132</text:p>
              </table:table-cell>
              <table:table-cell office:value-type="float" office:value="46.601151">
                <text:p>46.601151</text:p>
              </table:table-cell>
              <table:table-cell office:value-type="float" office:value="50.012872">
                <text:p>50.012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plot-area chart:style-name="ch2" table:cell-range-address="Sheet1.O21:Sheet1.Y35" chart:data-source-has-labels="column" svg:x="0.32cm" svg:y="0.18cm" svg:width="15.361cm" svg:height="8.645cm">
          <chartooo:coordinate-region svg:x="0.941cm" svg:y="0.379cm" svg:width="14.46cm" svg:height="7.799cm"/>
          <chart:axis chart:dimension="x" chart:name="primary-x" chart:style-name="ch3" chartooo:axis-type="auto">
            <chartooo:date-scale/>
            <chart:categories table:cell-range-address="Sheet1.O21:Sheet1.O3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P21:Sheet1.P35" chart:class="chart:line">
            <chart:data-point chart:repeated="15"/>
          </chart:series>
          <chart:series chart:style-name="ch6" chart:values-cell-range-address="Sheet1.Q21:Sheet1.Q35" chart:class="chart:line">
            <chart:data-point chart:repeated="15"/>
          </chart:series>
          <chart:series chart:style-name="ch7" chart:values-cell-range-address="Sheet1.R21:Sheet1.R35" chart:class="chart:line">
            <chart:data-point chart:repeated="15"/>
          </chart:series>
          <chart:series chart:style-name="ch8" chart:values-cell-range-address="Sheet1.S21:Sheet1.S35" chart:class="chart:line">
            <chart:data-point chart:repeated="15"/>
          </chart:series>
          <chart:series chart:style-name="ch9" chart:values-cell-range-address="Sheet1.T21:Sheet1.T35" chart:class="chart:line">
            <chart:data-point chart:repeated="15"/>
          </chart:series>
          <chart:series chart:style-name="ch10" chart:values-cell-range-address="Sheet1.U21:Sheet1.U35" chart:class="chart:line">
            <chart:data-point chart:repeated="15"/>
          </chart:series>
          <chart:series chart:style-name="ch11" chart:values-cell-range-address="Sheet1.V21:Sheet1.V35" chart:class="chart:line">
            <chart:data-point chart:repeated="15"/>
          </chart:series>
          <chart:series chart:style-name="ch12" chart:values-cell-range-address="Sheet1.W21:Sheet1.W35" chart:class="chart:line">
            <chart:data-point chart:repeated="15"/>
          </chart:series>
          <chart:series chart:style-name="ch13" chart:values-cell-range-address="Sheet1.X21:Sheet1.X35" chart:class="chart:line">
            <chart:data-point chart:repeated="15"/>
          </chart:series>
          <chart:series chart:style-name="ch14" chart:values-cell-range-address="Sheet1.Y21:Sheet1.Y35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float" office:value="1.2">
                <text:p/>
                <draw:g>
                  <svg:desc>Sheet1.O21:Sheet1.O35</svg:desc>
                </draw:g>
              </table:table-cell>
              <table:table-cell office:value-type="float" office:value="68.862411">
                <text:p>68.862411</text:p>
                <draw:g>
                  <svg:desc>Sheet1.P21:Sheet1.P35</svg:desc>
                </draw:g>
              </table:table-cell>
              <table:table-cell office:value-type="float" office:value="14.110829">
                <text:p>14.110829</text:p>
                <draw:g>
                  <svg:desc>Sheet1.Q21:Sheet1.Q35</svg:desc>
                </draw:g>
              </table:table-cell>
              <table:table-cell office:value-type="float" office:value="6.762608">
                <text:p>6.762608</text:p>
                <draw:g>
                  <svg:desc>Sheet1.R21:Sheet1.R35</svg:desc>
                </draw:g>
              </table:table-cell>
              <table:table-cell office:value-type="float" office:value="6.238999">
                <text:p>6.238999</text:p>
                <draw:g>
                  <svg:desc>Sheet1.S21:Sheet1.S35</svg:desc>
                </draw:g>
              </table:table-cell>
              <table:table-cell office:value-type="float" office:value="4.985905">
                <text:p>4.985905</text:p>
                <draw:g>
                  <svg:desc>Sheet1.T21:Sheet1.T35</svg:desc>
                </draw:g>
              </table:table-cell>
              <table:table-cell office:value-type="float" office:value="7.682978">
                <text:p>7.682978</text:p>
                <draw:g>
                  <svg:desc>Sheet1.U21:Sheet1.U35</svg:desc>
                </draw:g>
              </table:table-cell>
              <table:table-cell office:value-type="float" office:value="4.986731">
                <text:p>4.986731</text:p>
                <draw:g>
                  <svg:desc>Sheet1.V21:Sheet1.V35</svg:desc>
                </draw:g>
              </table:table-cell>
              <table:table-cell office:value-type="float" office:value="6.378913">
                <text:p>6.378913</text:p>
                <draw:g>
                  <svg:desc>Sheet1.W21:Sheet1.W35</svg:desc>
                </draw:g>
              </table:table-cell>
              <table:table-cell office:value-type="float" office:value="7.646901">
                <text:p>7.646901</text:p>
                <draw:g>
                  <svg:desc>Sheet1.X21:Sheet1.X35</svg:desc>
                </draw:g>
              </table:table-cell>
              <table:table-cell office:value-type="float" office:value="2.55112">
                <text:p>2.55112</text:p>
                <draw:g>
                  <svg:desc>Sheet1.Y21:Sheet1.Y35</svg:desc>
                </draw:g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5.03689">
                <text:p>15.03689</text:p>
              </table:table-cell>
              <table:table-cell office:value-type="float" office:value="11.802608">
                <text:p>11.802608</text:p>
              </table:table-cell>
              <table:table-cell office:value-type="float" office:value="11.080056">
                <text:p>11.080056</text:p>
              </table:table-cell>
              <table:table-cell office:value-type="float" office:value="10.787163">
                <text:p>10.787163</text:p>
              </table:table-cell>
              <table:table-cell office:value-type="float" office:value="13.669873">
                <text:p>13.669873</text:p>
              </table:table-cell>
              <table:table-cell office:value-type="float" office:value="6.666566">
                <text:p>6.666566</text:p>
              </table:table-cell>
              <table:table-cell office:value-type="float" office:value="8.976127">
                <text:p>8.976127</text:p>
              </table:table-cell>
              <table:table-cell office:value-type="float" office:value="10.490125">
                <text:p>10.490125</text:p>
              </table:table-cell>
              <table:table-cell office:value-type="float" office:value="9.852911">
                <text:p>9.852911</text:p>
              </table:table-cell>
              <table:table-cell office:value-type="float" office:value="8.076602">
                <text:p>8.07660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9.855774">
                <text:p>19.855774</text:p>
              </table:table-cell>
              <table:table-cell office:value-type="float" office:value="11.19284">
                <text:p>11.19284</text:p>
              </table:table-cell>
              <table:table-cell office:value-type="float" office:value="15.289835">
                <text:p>15.289835</text:p>
              </table:table-cell>
              <table:table-cell office:value-type="float" office:value="17.408819">
                <text:p>17.408819</text:p>
              </table:table-cell>
              <table:table-cell office:value-type="float" office:value="18.801187">
                <text:p>18.801187</text:p>
              </table:table-cell>
              <table:table-cell office:value-type="float" office:value="16.858147">
                <text:p>16.858147</text:p>
              </table:table-cell>
              <table:table-cell office:value-type="float" office:value="14.411748">
                <text:p>14.411748</text:p>
              </table:table-cell>
              <table:table-cell office:value-type="float" office:value="14.206063">
                <text:p>14.206063</text:p>
              </table:table-cell>
              <table:table-cell office:value-type="float" office:value="6.836857">
                <text:p>6.836857</text:p>
              </table:table-cell>
              <table:table-cell office:value-type="float" office:value="10.768132">
                <text:p>10.768132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47.919151">
                <text:p>47.919151</text:p>
              </table:table-cell>
              <table:table-cell office:value-type="float" office:value="21.512148">
                <text:p>21.512148</text:p>
              </table:table-cell>
              <table:table-cell office:value-type="float" office:value="19.25528">
                <text:p>19.25528</text:p>
              </table:table-cell>
              <table:table-cell office:value-type="float" office:value="21.434123">
                <text:p>21.434123</text:p>
              </table:table-cell>
              <table:table-cell office:value-type="float" office:value="15.888932">
                <text:p>15.888932</text:p>
              </table:table-cell>
              <table:table-cell office:value-type="float" office:value="18.912596">
                <text:p>18.912596</text:p>
              </table:table-cell>
              <table:table-cell office:value-type="float" office:value="19.304203">
                <text:p>19.304203</text:p>
              </table:table-cell>
              <table:table-cell office:value-type="float" office:value="22.840425">
                <text:p>22.840425</text:p>
              </table:table-cell>
              <table:table-cell office:value-type="float" office:value="10.372175">
                <text:p>10.372175</text:p>
              </table:table-cell>
              <table:table-cell office:value-type="float" office:value="9.487445">
                <text:p>9.4874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8.918485">
                <text:p>38.918485</text:p>
              </table:table-cell>
              <table:table-cell office:value-type="float" office:value="21.622215">
                <text:p>21.622215</text:p>
              </table:table-cell>
              <table:table-cell office:value-type="float" office:value="22.623897">
                <text:p>22.623897</text:p>
              </table:table-cell>
              <table:table-cell office:value-type="float" office:value="31.188091">
                <text:p>31.188091</text:p>
              </table:table-cell>
              <table:table-cell office:value-type="float" office:value="30.753391">
                <text:p>30.753391</text:p>
              </table:table-cell>
              <table:table-cell office:value-type="float" office:value="24.265763">
                <text:p>24.265763</text:p>
              </table:table-cell>
              <table:table-cell office:value-type="float" office:value="15.92185">
                <text:p>15.92185</text:p>
              </table:table-cell>
              <table:table-cell office:value-type="float" office:value="27.848004">
                <text:p>27.848004</text:p>
              </table:table-cell>
              <table:table-cell office:value-type="float" office:value="26.617258">
                <text:p>26.617258</text:p>
              </table:table-cell>
              <table:table-cell office:value-type="float" office:value="15.037215">
                <text:p>15.03721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56.698423">
                <text:p>56.698423</text:p>
              </table:table-cell>
              <table:table-cell office:value-type="float" office:value="36.684555">
                <text:p>36.684555</text:p>
              </table:table-cell>
              <table:table-cell office:value-type="float" office:value="39.632051">
                <text:p>39.632051</text:p>
              </table:table-cell>
              <table:table-cell office:value-type="float" office:value="33.649531">
                <text:p>33.649531</text:p>
              </table:table-cell>
              <table:table-cell office:value-type="float" office:value="33.108144">
                <text:p>33.108144</text:p>
              </table:table-cell>
              <table:table-cell office:value-type="float" office:value="38.535512">
                <text:p>38.535512</text:p>
              </table:table-cell>
              <table:table-cell office:value-type="float" office:value="26.30816">
                <text:p>26.30816</text:p>
              </table:table-cell>
              <table:table-cell office:value-type="float" office:value="39.491222">
                <text:p>39.491222</text:p>
              </table:table-cell>
              <table:table-cell office:value-type="float" office:value="26.237463">
                <text:p>26.237463</text:p>
              </table:table-cell>
              <table:table-cell office:value-type="float" office:value="15.304417">
                <text:p>15.304417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54.592443">
                <text:p>54.592443</text:p>
              </table:table-cell>
              <table:table-cell office:value-type="float" office:value="29.943739">
                <text:p>29.943739</text:p>
              </table:table-cell>
              <table:table-cell office:value-type="float" office:value="48.322438">
                <text:p>48.322438</text:p>
              </table:table-cell>
              <table:table-cell office:value-type="float" office:value="39.459914">
                <text:p>39.459914</text:p>
              </table:table-cell>
              <table:table-cell office:value-type="float" office:value="41.937228">
                <text:p>41.937228</text:p>
              </table:table-cell>
              <table:table-cell office:value-type="float" office:value="26.789322">
                <text:p>26.789322</text:p>
              </table:table-cell>
              <table:table-cell office:value-type="float" office:value="49.849394">
                <text:p>49.849394</text:p>
              </table:table-cell>
              <table:table-cell office:value-type="float" office:value="48.925807">
                <text:p>48.925807</text:p>
              </table:table-cell>
              <table:table-cell office:value-type="float" office:value="34.28034">
                <text:p>34.28034</text:p>
              </table:table-cell>
              <table:table-cell office:value-type="float" office:value="30.29415">
                <text:p>30.2941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45.7947">
                <text:p>45.7947</text:p>
              </table:table-cell>
              <table:table-cell office:value-type="float" office:value="46.151799">
                <text:p>46.151799</text:p>
              </table:table-cell>
              <table:table-cell office:value-type="float" office:value="51.918796">
                <text:p>51.918796</text:p>
              </table:table-cell>
              <table:table-cell office:value-type="float" office:value="55.285836">
                <text:p>55.285836</text:p>
              </table:table-cell>
              <table:table-cell office:value-type="float" office:value="48.834908">
                <text:p>48.834908</text:p>
              </table:table-cell>
              <table:table-cell office:value-type="float" office:value="46.612844">
                <text:p>46.612844</text:p>
              </table:table-cell>
              <table:table-cell office:value-type="float" office:value="41.639024">
                <text:p>41.639024</text:p>
              </table:table-cell>
              <table:table-cell office:value-type="float" office:value="80.362654">
                <text:p>80.362654</text:p>
              </table:table-cell>
              <table:table-cell office:value-type="float" office:value="57.963282">
                <text:p>57.963282</text:p>
              </table:table-cell>
              <table:table-cell office:value-type="float" office:value="36.284988">
                <text:p>36.284988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57.655785">
                <text:p>57.655785</text:p>
              </table:table-cell>
              <table:table-cell office:value-type="float" office:value="50.111025">
                <text:p>50.111025</text:p>
              </table:table-cell>
              <table:table-cell office:value-type="float" office:value="53.888962">
                <text:p>53.888962</text:p>
              </table:table-cell>
              <table:table-cell office:value-type="float" office:value="56.145895">
                <text:p>56.145895</text:p>
              </table:table-cell>
              <table:table-cell office:value-type="float" office:value="40.701636">
                <text:p>40.701636</text:p>
              </table:table-cell>
              <table:table-cell office:value-type="float" office:value="41.27623">
                <text:p>41.27623</text:p>
              </table:table-cell>
              <table:table-cell office:value-type="float" office:value="38.780188">
                <text:p>38.780188</text:p>
              </table:table-cell>
              <table:table-cell office:value-type="float" office:value="67.977662">
                <text:p>67.977662</text:p>
              </table:table-cell>
              <table:table-cell office:value-type="float" office:value="67.422937">
                <text:p>67.422937</text:p>
              </table:table-cell>
              <table:table-cell office:value-type="float" office:value="40.645985">
                <text:p>40.64598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6.729307">
                <text:p>66.729307</text:p>
              </table:table-cell>
              <table:table-cell office:value-type="float" office:value="66.202473">
                <text:p>66.202473</text:p>
              </table:table-cell>
              <table:table-cell office:value-type="float" office:value="68.085622">
                <text:p>68.085622</text:p>
              </table:table-cell>
              <table:table-cell office:value-type="float" office:value="51.682269">
                <text:p>51.682269</text:p>
              </table:table-cell>
              <table:table-cell office:value-type="float" office:value="51.32073">
                <text:p>51.32073</text:p>
              </table:table-cell>
              <table:table-cell office:value-type="float" office:value="54.641342">
                <text:p>54.641342</text:p>
              </table:table-cell>
              <table:table-cell office:value-type="float" office:value="40.075512">
                <text:p>40.075512</text:p>
              </table:table-cell>
              <table:table-cell office:value-type="float" office:value="69.161488">
                <text:p>69.161488</text:p>
              </table:table-cell>
              <table:table-cell office:value-type="float" office:value="67.256127">
                <text:p>67.256127</text:p>
              </table:table-cell>
              <table:table-cell office:value-type="float" office:value="38.847497">
                <text:p>38.847497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65.592301">
                <text:p>65.592301</text:p>
              </table:table-cell>
              <table:table-cell office:value-type="float" office:value="67.660789">
                <text:p>67.660789</text:p>
              </table:table-cell>
              <table:table-cell office:value-type="float" office:value="61.206251">
                <text:p>61.206251</text:p>
              </table:table-cell>
              <table:table-cell office:value-type="float" office:value="71.132036">
                <text:p>71.132036</text:p>
              </table:table-cell>
              <table:table-cell office:value-type="float" office:value="72.498863">
                <text:p>72.498863</text:p>
              </table:table-cell>
              <table:table-cell office:value-type="float" office:value="66.581776">
                <text:p>66.581776</text:p>
              </table:table-cell>
              <table:table-cell office:value-type="float" office:value="36.906146">
                <text:p>36.906146</text:p>
              </table:table-cell>
              <table:table-cell office:value-type="float" office:value="63.099121">
                <text:p>63.099121</text:p>
              </table:table-cell>
              <table:table-cell office:value-type="float" office:value="60.426949">
                <text:p>60.426949</text:p>
              </table:table-cell>
              <table:table-cell office:value-type="float" office:value="43.018064">
                <text:p>43.018064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63.600736">
                <text:p>63.600736</text:p>
              </table:table-cell>
              <table:table-cell office:value-type="float" office:value="87.151112">
                <text:p>87.151112</text:p>
              </table:table-cell>
              <table:table-cell office:value-type="float" office:value="79.557036">
                <text:p>79.557036</text:p>
              </table:table-cell>
              <table:table-cell office:value-type="float" office:value="59.692258">
                <text:p>59.692258</text:p>
              </table:table-cell>
              <table:table-cell office:value-type="float" office:value="49.575556">
                <text:p>49.575556</text:p>
              </table:table-cell>
              <table:table-cell office:value-type="float" office:value="80.879753">
                <text:p>80.879753</text:p>
              </table:table-cell>
              <table:table-cell office:value-type="float" office:value="77.609671">
                <text:p>77.609671</text:p>
              </table:table-cell>
              <table:table-cell office:value-type="float" office:value="80.739014">
                <text:p>80.739014</text:p>
              </table:table-cell>
              <table:table-cell office:value-type="float" office:value="59.269625">
                <text:p>59.269625</text:p>
              </table:table-cell>
              <table:table-cell office:value-type="float" office:value="57.161813">
                <text:p>57.161813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81.372282">
                <text:p>81.372282</text:p>
              </table:table-cell>
              <table:table-cell office:value-type="float" office:value="89.886265">
                <text:p>89.886265</text:p>
              </table:table-cell>
              <table:table-cell office:value-type="float" office:value="93.331472">
                <text:p>93.331472</text:p>
              </table:table-cell>
              <table:table-cell office:value-type="float" office:value="72.805443">
                <text:p>72.805443</text:p>
              </table:table-cell>
              <table:table-cell office:value-type="float" office:value="71.812704">
                <text:p>71.812704</text:p>
              </table:table-cell>
              <table:table-cell office:value-type="float" office:value="77.98724">
                <text:p>77.98724</text:p>
              </table:table-cell>
              <table:table-cell office:value-type="float" office:value="57.299567">
                <text:p>57.299567</text:p>
              </table:table-cell>
              <table:table-cell office:value-type="float" office:value="90.566054">
                <text:p>90.566054</text:p>
              </table:table-cell>
              <table:table-cell office:value-type="float" office:value="55.056783">
                <text:p>55.056783</text:p>
              </table:table-cell>
              <table:table-cell office:value-type="float" office:value="78.202638">
                <text:p>78.202638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69.728606">
                <text:p>69.728606</text:p>
              </table:table-cell>
              <table:table-cell office:value-type="float" office:value="93.988611">
                <text:p>93.988611</text:p>
              </table:table-cell>
              <table:table-cell office:value-type="float" office:value="120.970308">
                <text:p>120.970308</text:p>
              </table:table-cell>
              <table:table-cell office:value-type="float" office:value="82.061973">
                <text:p>82.061973</text:p>
              </table:table-cell>
              <table:table-cell office:value-type="float" office:value="72.510382">
                <text:p>72.510382</text:p>
              </table:table-cell>
              <table:table-cell office:value-type="float" office:value="112.764108">
                <text:p>112.764108</text:p>
              </table:table-cell>
              <table:table-cell office:value-type="float" office:value="69.061997">
                <text:p>69.061997</text:p>
              </table:table-cell>
              <table:table-cell office:value-type="float" office:value="106.055315">
                <text:p>106.055315</text:p>
              </table:table-cell>
              <table:table-cell office:value-type="float" office:value="57.86746">
                <text:p>57.86746</text:p>
              </table:table-cell>
              <table:table-cell office:value-type="float" office:value="68.613716">
                <text:p>68.6137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0.07626">
                <text:p>70.07626</text:p>
              </table:table-cell>
              <table:table-cell office:value-type="float" office:value="117.528875">
                <text:p>117.528875</text:p>
              </table:table-cell>
              <table:table-cell office:value-type="float" office:value="143.110863">
                <text:p>143.110863</text:p>
              </table:table-cell>
              <table:table-cell office:value-type="float" office:value="103.82804">
                <text:p>103.82804</text:p>
              </table:table-cell>
              <table:table-cell office:value-type="float" office:value="92.346933">
                <text:p>92.346933</text:p>
              </table:table-cell>
              <table:table-cell office:value-type="float" office:value="136.726897">
                <text:p>136.726897</text:p>
              </table:table-cell>
              <table:table-cell office:value-type="float" office:value="102.483902">
                <text:p>102.483902</text:p>
              </table:table-cell>
              <table:table-cell office:value-type="float" office:value="101.491724">
                <text:p>101.491724</text:p>
              </table:table-cell>
              <table:table-cell office:value-type="float" office:value="82.363403">
                <text:p>82.363403</text:p>
              </table:table-cell>
              <table:table-cell office:value-type="float" office:value="106.800476">
                <text:p>106.8004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